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ta4" style:family="table" style:master-page-name="PageStyle_5f_4">
      <style:table-properties table:display="true" style:writing-mode="lr-tb"/>
    </style:style>
    <style:style style:name="ta5" style:family="table" style:master-page-name="PageStyle_5f_5">
      <style:table-properties table:display="true" style:writing-mode="lr-tb"/>
    </style:style>
    <style:style style:name="ta6" style:family="table" style:master-page-name="PageStyle_5f_6">
      <style:table-properties table:display="true" style:writing-mode="lr-tb"/>
    </style:style>
    <style:style style:name="ta7" style:family="table" style:master-page-name="PageStyle_5f_7">
      <style:table-properties table:display="true" style:writing-mode="lr-tb"/>
    </style:style>
    <style:style style:name="ta8" style:family="table" style:master-page-name="PageStyle_5f_8">
      <style:table-properties table:display="true" style:writing-mode="lr-tb"/>
    </style:style>
    <style:style style:name="ta9" style:family="table" style:master-page-name="PageStyle_5f_9">
      <style:table-properties table:display="true" style:writing-mode="lr-tb"/>
    </style:style>
    <style:style style:name="ta10" style:family="table" style:master-page-name="PageStyle_5f_10">
      <style:table-properties table:display="true" style:writing-mode="lr-tb"/>
    </style:style>
    <style:style style:name="ta11" style:family="table" style:master-page-name="PageStyle_5f_11">
      <style:table-properties table:display="true" style:writing-mode="lr-tb"/>
    </style:style>
    <style:style style:name="ta12" style:family="table" style:master-page-name="PageStyle_5f_12">
      <style:table-properties table:display="true" style:writing-mode="lr-tb"/>
    </style:style>
    <style:style style:name="ta13" style:family="table" style:master-page-name="PageStyle_5f_13">
      <style:table-properties table:display="true" style:writing-mode="lr-tb"/>
    </style:style>
    <style:style style:name="ta14" style:family="table" style:master-page-name="PageStyle_5f_14">
      <style:table-properties table:display="true" style:writing-mode="lr-tb"/>
    </style:style>
    <style:style style:name="ta15" style:family="table" style:master-page-name="PageStyle_5f_15">
      <style:table-properties table:display="true" style:writing-mode="lr-tb"/>
    </style:style>
    <style:style style:name="ta16" style:family="table" style:master-page-name="PageStyle_5f_16">
      <style:table-properties table:display="true" style:writing-mode="lr-tb"/>
    </style:style>
    <style:style style:name="ta17" style:family="table" style:master-page-name="PageStyle_5f_17">
      <style:table-properties table:display="true" style:writing-mode="lr-tb"/>
    </style:style>
    <style:style style:name="ta18" style:family="table" style:master-page-name="PageStyle_5f_18">
      <style:table-properties table:display="true" style:writing-mode="lr-tb"/>
    </style:style>
    <style:style style:name="ta19" style:family="table" style:master-page-name="PageStyle_5f_19">
      <style:table-properties table:display="true" style:writing-mode="lr-tb"/>
    </style:style>
    <style:style style:name="ta20" style:family="table" style:master-page-name="PageStyle_5f_20">
      <style:table-properties table:display="true" style:writing-mode="lr-tb"/>
    </style:style>
    <style:style style:name="ta21" style:family="table" style:master-page-name="PageStyle_5f_21">
      <style:table-properties table:display="true" style:writing-mode="lr-tb"/>
    </style:style>
    <style:style style:name="ta22" style:family="table" style:master-page-name="PageStyle_5f_22">
      <style:table-properties table:display="true" style:writing-mode="lr-tb"/>
    </style:style>
    <style:style style:name="ta23" style:family="table" style:master-page-name="PageStyle_5f_23">
      <style:table-properties table:display="true" style:writing-mode="lr-tb"/>
    </style:style>
    <style:style style:name="ta24" style:family="table" style:master-page-name="PageStyle_5f_24">
      <style:table-properties table:display="true" style:writing-mode="lr-tb"/>
    </style:style>
    <style:style style:name="ta25" style:family="table" style:master-page-name="PageStyle_5f_25">
      <style:table-properties table:display="true" style:writing-mode="lr-tb"/>
    </style:style>
    <style:style style:name="ta26" style:family="table" style:master-page-name="PageStyle_5f_26">
      <style:table-properties table:display="true" style:writing-mode="lr-tb"/>
    </style:style>
    <style:style style:name="ta27" style:family="table" style:master-page-name="PageStyle_5f_27">
      <style:table-properties table:display="true" style:writing-mode="lr-tb"/>
    </style:style>
    <style:style style:name="ta28" style:family="table" style:master-page-name="PageStyle_5f_28">
      <style:table-properties table:display="true" style:writing-mode="lr-tb"/>
    </style:style>
    <style:style style:name="ta29" style:family="table" style:master-page-name="PageStyle_5f_29">
      <style:table-properties table:display="true" style:writing-mode="lr-tb"/>
    </style:style>
    <style:style style:name="ta30" style:family="table" style:master-page-name="PageStyle_5f_30">
      <style:table-properties table:display="true" style:writing-mode="lr-tb"/>
    </style:style>
    <style:style style:name="ta31" style:family="table" style:master-page-name="PageStyle_5f_31">
      <style:table-properties table:display="true" style:writing-mode="lr-tb"/>
    </style:style>
    <style:style style:name="ta32" style:family="table" style:master-page-name="PageStyle_5f_32">
      <style:table-properties table:display="true" style:writing-mode="lr-tb"/>
    </style:style>
    <style:style style:name="ta33" style:family="table" style:master-page-name="PageStyle_5f_33">
      <style:table-properties table:display="true" style:writing-mode="lr-tb"/>
    </style:style>
    <style:style style:name="ta34" style:family="table" style:master-page-name="PageStyle_5f_34">
      <style:table-properties table:display="true" style:writing-mode="lr-tb"/>
    </style:style>
    <style:style style:name="ta35" style:family="table" style:master-page-name="PageStyle_5f_35">
      <style:table-properties table:display="true" style:writing-mode="lr-tb"/>
    </style:style>
    <style:style style:name="ta36" style:family="table" style:master-page-name="PageStyle_5f_36">
      <style:table-properties table:display="true" style:writing-mode="lr-tb"/>
    </style:style>
    <style:style style:name="ta37" style:family="table" style:master-page-name="PageStyle_5f_37">
      <style:table-properties table:display="true" style:writing-mode="lr-tb"/>
    </style:style>
    <style:style style:name="ta38" style:family="table" style:master-page-name="PageStyle_5f_38">
      <style:table-properties table:display="true" style:writing-mode="lr-tb"/>
    </style:style>
    <style:style style:name="ta39" style:family="table" style:master-page-name="PageStyle_5f_39">
      <style:table-properties table:display="true" style:writing-mode="lr-tb"/>
    </style:style>
    <style:style style:name="ta40" style:family="table" style:master-page-name="PageStyle_5f_40">
      <style:table-properties table:display="true" style:writing-mode="lr-tb"/>
    </style:style>
    <style:style style:name="ta41" style:family="table" style:master-page-name="PageStyle_5f_41">
      <style:table-properties table:display="true" style:writing-mode="lr-tb"/>
    </style:style>
    <style:style style:name="ta42" style:family="table" style:master-page-name="PageStyle_5f_42">
      <style:table-properties table:display="true" style:writing-mode="lr-tb"/>
    </style:style>
    <style:style style:name="ta43" style:family="table" style:master-page-name="PageStyle_5f_43">
      <style:table-properties table:display="true" style:writing-mode="lr-tb"/>
    </style:style>
    <style:style style:name="ta44" style:family="table" style:master-page-name="PageStyle_5f_44">
      <style:table-properties table:display="true" style:writing-mode="lr-tb"/>
    </style:style>
    <style:style style:name="ta45" style:family="table" style:master-page-name="PageStyle_5f_45">
      <style:table-properties table:display="true" style:writing-mode="lr-tb"/>
    </style:style>
    <style:style style:name="ta46" style:family="table" style:master-page-name="PageStyle_5f_46">
      <style:table-properties table:display="true" style:writing-mode="lr-tb"/>
    </style:style>
    <style:style style:name="ta47" style:family="table" style:master-page-name="PageStyle_5f_47">
      <style:table-properties table:display="true" style:writing-mode="lr-tb"/>
    </style:style>
    <style:style style:name="ta48" style:family="table" style:master-page-name="PageStyle_5f_48">
      <style:table-properties table:display="true" style:writing-mode="lr-tb"/>
    </style:style>
    <style:style style:name="ta49" style:family="table" style:master-page-name="PageStyle_5f_49">
      <style:table-properties table:display="true" style:writing-mode="lr-tb"/>
    </style:style>
    <style:style style:name="ta50" style:family="table" style:master-page-name="PageStyle_5f_50">
      <style:table-properties table:display="true" style:writing-mode="lr-tb"/>
    </style:style>
    <style:style style:name="ta51" style:family="table" style:master-page-name="PageStyle_5f_51">
      <style:table-properties table:display="true" style:writing-mode="lr-tb"/>
    </style:style>
    <style:style style:name="ta52" style:family="table" style:master-page-name="PageStyle_5f_52">
      <style:table-properties table:display="true" style:writing-mode="lr-tb"/>
    </style:style>
    <style:style style:name="ta53" style:family="table" style:master-page-name="PageStyle_5f_53">
      <style:table-properties table:display="true" style:writing-mode="lr-tb"/>
    </style:style>
    <style:style style:name="ta54" style:family="table" style:master-page-name="PageStyle_5f_54">
      <style:table-properties table:display="true" style:writing-mode="lr-tb"/>
    </style:style>
    <style:style style:name="ta55" style:family="table" style:master-page-name="PageStyle_5f_55">
      <style:table-properties table:display="true" style:writing-mode="lr-tb"/>
    </style:style>
    <style:style style:name="ta56" style:family="table" style:master-page-name="PageStyle_5f_56">
      <style:table-properties table:display="true" style:writing-mode="lr-tb"/>
    </style:style>
    <style:style style:name="ta57" style:family="table" style:master-page-name="PageStyle_5f_57">
      <style:table-properties table:display="true" style:writing-mode="lr-tb"/>
    </style:style>
    <style:style style:name="ta58" style:family="table" style:master-page-name="PageStyle_5f_58">
      <style:table-properties table:display="true" style:writing-mode="lr-tb"/>
    </style:style>
    <style:style style:name="ta59" style:family="table" style:master-page-name="PageStyle_5f_59">
      <style:table-properties table:display="true" style:writing-mode="lr-tb"/>
    </style:style>
    <style:style style:name="ta60" style:family="table" style:master-page-name="PageStyle_5f_60">
      <style:table-properties table:display="true" style:writing-mode="lr-tb"/>
    </style:style>
    <style:style style:name="ta61" style:family="table" style:master-page-name="PageStyle_5f_61">
      <style:table-properties table:display="true" style:writing-mode="lr-tb"/>
    </style:style>
    <style:style style:name="ta62" style:family="table" style:master-page-name="PageStyle_5f_62">
      <style:table-properties table:display="true" style:writing-mode="lr-tb"/>
    </style:style>
    <style:style style:name="ta63" style:family="table" style:master-page-name="PageStyle_5f_63">
      <style:table-properties table:display="true" style:writing-mode="lr-tb"/>
    </style:style>
    <style:style style:name="ta64" style:family="table" style:master-page-name="PageStyle_5f_64">
      <style:table-properties table:display="true" style:writing-mode="lr-tb"/>
    </style:style>
    <style:style style:name="ta65" style:family="table" style:master-page-name="PageStyle_5f_65">
      <style:table-properties table:display="true" style:writing-mode="lr-tb"/>
    </style:style>
    <style:style style:name="ta66" style:family="table" style:master-page-name="PageStyle_5f_66">
      <style:table-properties table:display="true" style:writing-mode="lr-tb"/>
    </style:style>
    <style:style style:name="ta67" style:family="table" style:master-page-name="PageStyle_5f_67">
      <style:table-properties table:display="true" style:writing-mode="lr-tb"/>
    </style:style>
    <style:style style:name="ta68" style:family="table" style:master-page-name="PageStyle_5f_68">
      <style:table-properties table:display="true" style:writing-mode="lr-tb"/>
    </style:style>
    <style:style style:name="ta69" style:family="table" style:master-page-name="PageStyle_5f_69">
      <style:table-properties table:display="true" style:writing-mode="lr-tb"/>
    </style:style>
    <style:style style:name="ta70" style:family="table" style:master-page-name="PageStyle_5f_70">
      <style:table-properties table:display="true" style:writing-mode="lr-tb"/>
    </style:style>
    <style:style style:name="ta71" style:family="table" style:master-page-name="PageStyle_5f_71">
      <style:table-properties table:display="true" style:writing-mode="lr-tb"/>
    </style:style>
    <style:style style:name="ta72" style:family="table" style:master-page-name="PageStyle_5f_72">
      <style:table-properties table:display="true" style:writing-mode="lr-tb"/>
    </style:style>
    <style:style style:name="ta73" style:family="table" style:master-page-name="PageStyle_5f_73">
      <style:table-properties table:display="true" style:writing-mode="lr-tb"/>
    </style:style>
    <style:style style:name="ta74" style:family="table" style:master-page-name="PageStyle_5f_74">
      <style:table-properties table:display="true" style:writing-mode="lr-tb"/>
    </style:style>
    <style:style style:name="ta75" style:family="table" style:master-page-name="PageStyle_5f_75">
      <style:table-properties table:display="true" style:writing-mode="lr-tb"/>
    </style:style>
    <style:style style:name="ta76" style:family="table" style:master-page-name="PageStyle_5f_76">
      <style:table-properties table:display="true" style:writing-mode="lr-tb"/>
    </style:style>
    <style:style style:name="ta77" style:family="table" style:master-page-name="PageStyle_5f_77">
      <style:table-properties table:display="true" style:writing-mode="lr-tb"/>
    </style:style>
    <style:style style:name="ta78" style:family="table" style:master-page-name="PageStyle_5f_78">
      <style:table-properties table:display="true" style:writing-mode="lr-tb"/>
    </style:style>
    <style:style style:name="ta79" style:family="table" style:master-page-name="PageStyle_5f_79">
      <style:table-properties table:display="true" style:writing-mode="lr-tb"/>
    </style:style>
    <style:style style:name="ta80" style:family="table" style:master-page-name="PageStyle_5f_80">
      <style:table-properties table:display="true" style:writing-mode="lr-tb"/>
    </style:style>
    <style:style style:name="ta81" style:family="table" style:master-page-name="PageStyle_5f_8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6" calcext:value-type="float">
            <text:p>1946</text:p>
          </table:table-cell>
          <table:table-cell/>
          <table:table-cell table:style-name="ce2" office:value-type="string" calcext:value-type="string">
            <text:p>Judges</text:p>
          </table:table-cell>
          <table:table-cell/>
          <table:table-cell table:style-name="ce2" office:value-type="string" calcext:value-type="string">
            <text:p>Singular Values</text:p>
          </table:table-cell>
          <table:table-cell/>
          <table:table-cell table:style-name="ce2"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5.1629337121563" calcext:value-type="float">
            <text:p>25.162933712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392668327988" calcext:value-type="float">
            <text:p>0.28392668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4.9907382759697" calcext:value-type="float">
            <text:p>14.9907382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3075107994627" calcext:value-type="float">
            <text:p>0.4530751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91347696156931" calcext:value-type="float">
            <text:p>8.913476961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36505805981" calcext:value-type="float">
            <text:p>0.55365058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8.53449427148627" calcext:value-type="float">
            <text:p>8.534494271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9949791162868" calcext:value-type="float">
            <text:p>0.64994979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7.49540761191419" calcext:value-type="float">
            <text:p>7.495407611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4524437641925" calcext:value-type="float">
            <text:p>0.73452443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99531115675559" calcext:value-type="float">
            <text:p>6.9953111568</text:p>
          </table:table-cell>
          <table:table-cell table:style-name="ce2" office:value-type="string" calcext:value-type="string">
            <text:p>V1-6</text:p>
          </table:table-cell>
          <table:table-cell table:formula="of:=([.E2]+[.E3]+[.E4]+[.E5]+[.E6]+[.E7])/[.E12]" office:value-type="float" office:value="0.813456231445" calcext:value-type="float">
            <text:p>0.81345623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6.22439331571299" calcext:value-type="float">
            <text:p>6.2243933157</text:p>
          </table:table-cell>
          <table:table-cell table:style-name="ce2" office:value-type="string" calcext:value-type="string">
            <text:p>V1-7</text:p>
          </table:table-cell>
          <table:table-cell table:formula="of:=SUM([.E2:.E8])/[.E12]" office:value-type="float" office:value="0.883689351707367" calcext:value-type="float">
            <text:p>0.88368935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5.79852436657432" calcext:value-type="float">
            <text:p>5.79852436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9117167484017" calcext:value-type="float">
            <text:p>0.94911716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5094787390036" calcext:value-type="float">
            <text:p>4.50947873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UM:</text:p>
          </table:table-cell>
          <table:table-cell table:formula="of:=SUM([.E2:.E10])" office:value-type="float" office:value="88.6247584111423" calcext:value-type="float">
            <text:p>88.624758411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" table:style-name="ta2">
        <table:table-column table:style-name="co1" table:number-columns-repeated="7" table:default-cell-style-name="Default"/>
        <table:table-row table:style-name="ro1">
          <table:table-cell table:style-name="ce1" office:value-type="float" office:value="1947" calcext:value-type="float">
            <text:p>194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1.2779320813872" calcext:value-type="float">
            <text:p>21.277932081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2752162926036" calcext:value-type="float">
            <text:p>0.26275216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5.3555962599335" calcext:value-type="float">
            <text:p>15.355596259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2371911446891" calcext:value-type="float">
            <text:p>0.45237191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3266893181878" calcext:value-type="float">
            <text:p>9.326689318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7543243976741" calcext:value-type="float">
            <text:p>0.56754324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97520185000965" calcext:value-type="float">
            <text:p>7.9752018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6025630697714" calcext:value-type="float">
            <text:p>0.66602563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76267992349746" calcext:value-type="float">
            <text:p>6.762679923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9535098172224" calcext:value-type="float">
            <text:p>0.749535098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14762285333337" calcext:value-type="float">
            <text:p>6.147622853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5449486628227" calcext:value-type="float">
            <text:p>0.82544948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5.34460677352421" calcext:value-type="float">
            <text:p>5.344606773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1447769937019" calcext:value-type="float">
            <text:p>0.89144776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4.65460537455034" calcext:value-type="float">
            <text:p>4.654605374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8925518481957" calcext:value-type="float">
            <text:p>0.94892551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13606242753897" calcext:value-type="float">
            <text:p>4.136062427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9809968619625" calcext:value-type="float">
            <text:p>80.98099686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" table:style-name="ta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8" calcext:value-type="float">
            <text:p>194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0.9947027096141" calcext:value-type="float">
            <text:p>20.994702709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48054203803633" calcext:value-type="float">
            <text:p>0.24805420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6.7701465144885" calcext:value-type="float">
            <text:p>16.770146514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6194915718395" calcext:value-type="float">
            <text:p>0.44619491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2707738800517" calcext:value-type="float">
            <text:p>10.270773880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7544985424155" calcext:value-type="float">
            <text:p>0.56754498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63486592775975" calcext:value-type="float">
            <text:p>7.634865927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7751577775219" calcext:value-type="float">
            <text:p>0.65775157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75504030164314" calcext:value-type="float">
            <text:p>6.755040301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7562955286091" calcext:value-type="float">
            <text:p>0.73756295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13360394002309" calcext:value-type="float">
            <text:p>6.1336039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0032009162835" calcext:value-type="float">
            <text:p>0.81003200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6.00505897932967" calcext:value-type="float">
            <text:p>6.005058979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0982293361399" calcext:value-type="float">
            <text:p>0.88098229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5.31587499127512" calcext:value-type="float">
            <text:p>5.315874991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3789809939215" calcext:value-type="float">
            <text:p>0.94378980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75749336830958" calcext:value-type="float">
            <text:p>4.757493368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4.6375606124947" calcext:value-type="float">
            <text:p>84.637560612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" table:style-name="ta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49" calcext:value-type="float">
            <text:p>194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20.706655301882" calcext:value-type="float">
            <text:p>20.706655301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2732960365058" calcext:value-type="float">
            <text:p>0.30273296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4783752157943" calcext:value-type="float">
            <text:p>10.478375215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5927645969592" calcext:value-type="float">
            <text:p>0.4559276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9.40270296174863" calcext:value-type="float">
            <text:p>9.402702961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3395916993775" calcext:value-type="float">
            <text:p>0.5933959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07828157890358" calcext:value-type="float">
            <text:p>6.078281578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2260880914174" calcext:value-type="float">
            <text:p>0.68226088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48158348414877" calcext:value-type="float">
            <text:p>5.481583484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2402070857764" calcext:value-type="float">
            <text:p>0.76240207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5.03739811344918" calcext:value-type="float">
            <text:p>5.037398113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6049235075697" calcext:value-type="float">
            <text:p>0.83604923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4.36317205597678" calcext:value-type="float">
            <text:p>4.36317205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839160287225" calcext:value-type="float">
            <text:p>0.89983916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3.70282067695204" calcext:value-type="float">
            <text:p>3.70282067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974695403452" calcext:value-type="float">
            <text:p>0.95397469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3.14808838884148" calcext:value-type="float">
            <text:p>3.148088388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8.3990777776968" calcext:value-type="float">
            <text:p>68.399077777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" table:style-name="ta5">
        <table:table-column table:style-name="co1" table:number-columns-repeated="7" table:default-cell-style-name="Default"/>
        <table:table-row table:style-name="ro1">
          <table:table-cell table:style-name="ce1" office:value-type="float" office:value="1950" calcext:value-type="float">
            <text:p>195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19.7841832670546" calcext:value-type="float">
            <text:p>19.784183267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6641944543214" calcext:value-type="float">
            <text:p>0.26664194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0.9041610507167" calcext:value-type="float">
            <text:p>10.904161050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13603113823181" calcext:value-type="float">
            <text:p>0.41360311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8.32314381158284" calcext:value-type="float">
            <text:p>8.323143811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25778543087877" calcext:value-type="float">
            <text:p>0.52577854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7.81641289203161" calcext:value-type="float">
            <text:p>7.81641289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31124490643601" calcext:value-type="float">
            <text:p>0.63112449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257353526617" calcext:value-type="float">
            <text:p>6.425735352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1772753846347" calcext:value-type="float">
            <text:p>0.71772753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91316325580217" calcext:value-type="float">
            <text:p>5.913163255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797422379925749" calcext:value-type="float">
            <text:p>0.79742237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61790992061545" calcext:value-type="float">
            <text:p>5.617909920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73137935391513" calcext:value-type="float">
            <text:p>0.87313793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5.02020485815795" calcext:value-type="float">
            <text:p>5.020204858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0797902311331" calcext:value-type="float">
            <text:p>0.94079790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39265154802706" calcext:value-type="float">
            <text:p>4.39265154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4.1975659566501" calcext:value-type="float">
            <text:p>74.197565956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" table:style-name="ta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float" office:value="1951" calcext:value-type="float">
            <text:p>195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18.349108313084" calcext:value-type="float">
            <text:p>18.349108313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0226304911233" calcext:value-type="float">
            <text:p>0.25022630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4631148893321" calcext:value-type="float">
            <text:p>11.463114889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0654849956988" calcext:value-type="float">
            <text:p>0.40654849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8.47772473610236" calcext:value-type="float">
            <text:p>8.477724736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22159007643277" calcext:value-type="float">
            <text:p>0.52215900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7.81051519273587" calcext:value-type="float">
            <text:p>7.810515192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28670796814947" calcext:value-type="float">
            <text:p>0.62867079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87202182206501" calcext:value-type="float">
            <text:p>6.872021822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22384376704741" calcext:value-type="float">
            <text:p>0.72238437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83736933110566" calcext:value-type="float">
            <text:p>5.837369331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01988427931753" calcext:value-type="float">
            <text:p>0.80198842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74904008611285" calcext:value-type="float">
            <text:p>5.749040086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0387935580241" calcext:value-type="float">
            <text:p>0.88038793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4.71239336422272" calcext:value-type="float">
            <text:p>4.71239336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4650719291472" calcext:value-type="float">
            <text:p>0.94465071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05876571263106" calcext:value-type="float">
            <text:p>4.058765712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3.3300534473917" calcext:value-type="float">
            <text:p>73.330053447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" table:style-name="ta7">
        <table:table-column table:style-name="co1" table:number-columns-repeated="7" table:default-cell-style-name="Default"/>
        <table:table-row table:style-name="ro1">
          <table:table-cell table:style-name="ce1" office:value-type="float" office:value="1952" calcext:value-type="float">
            <text:p>195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22.083085875928" calcext:value-type="float">
            <text:p>22.083085875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9739423439782" calcext:value-type="float">
            <text:p>0.26973942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2.3843537952579" calcext:value-type="float">
            <text:p>12.384353795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21011237133562" calcext:value-type="float">
            <text:p>0.42101123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10.3231609530812" calcext:value-type="float">
            <text:p>10.323160953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47106090869359" calcext:value-type="float">
            <text:p>0.54710609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8.42107056785397" calcext:value-type="float">
            <text:p>8.42107056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9967381745139" calcext:value-type="float">
            <text:p>0.64996738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92131701722379" calcext:value-type="float">
            <text:p>6.92131701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450955452657" calcext:value-type="float">
            <text:p>0.73450955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50857189133691" calcext:value-type="float">
            <text:p>6.508571891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4010147842621" calcext:value-type="float">
            <text:p>0.81401014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82850143474883" calcext:value-type="float">
            <text:p>5.828501434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5203849001972" calcext:value-type="float">
            <text:p>0.8852038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4.90252411451904" calcext:value-type="float">
            <text:p>4.902524114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508696658254" calcext:value-type="float">
            <text:p>0.94508696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.49563218161245" calcext:value-type="float">
            <text:p>4.495632181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1.8682178315621" calcext:value-type="float">
            <text:p>81.868217831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" table:style-name="ta8">
        <table:table-column table:style-name="co1" table:number-columns-repeated="7" table:default-cell-style-name="Default"/>
        <table:table-row table:style-name="ro1">
          <table:table-cell table:style-name="ce1" office:value-type="float" office:value="1953" calcext:value-type="float">
            <text:p>195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9.1257830551971" calcext:value-type="float">
            <text:p>19.125783055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561323482716" calcext:value-type="float">
            <text:p>0.27356132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3913480346017" calcext:value-type="float">
            <text:p>11.391348034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36494900403694" calcext:value-type="float">
            <text:p>0.43649490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7.58016517560421" calcext:value-type="float">
            <text:p>7.580165175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44916083038222" calcext:value-type="float">
            <text:p>0.5449160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19068203066135" calcext:value-type="float">
            <text:p>7.190682030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776638136975" calcext:value-type="float">
            <text:p>0.64776638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06114999962508" calcext:value-type="float">
            <text:p>6.061149999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4460673098326" calcext:value-type="float">
            <text:p>0.73446067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50490844911784" calcext:value-type="float">
            <text:p>5.504908449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3198889287736" calcext:value-type="float">
            <text:p>0.81319888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13537113097898" calcext:value-type="float">
            <text:p>5.13537113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6651511808402" calcext:value-type="float">
            <text:p>0.88665151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4.44354574412593" calcext:value-type="float">
            <text:p>4.443545744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0208765972109" calcext:value-type="float">
            <text:p>0.9502087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3.48110737272461" calcext:value-type="float">
            <text:p>3.481107372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9.9140609926368" calcext:value-type="float">
            <text:p>69.914060992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9" table:style-name="ta9">
        <table:table-column table:style-name="co1" table:number-columns-repeated="7" table:default-cell-style-name="Default"/>
        <table:table-row table:style-name="ro1">
          <table:table-cell table:style-name="ce1" office:value-type="float" office:value="1954" calcext:value-type="float">
            <text:p>195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3.6345132754052" calcext:value-type="float">
            <text:p>13.634513275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73203485470749" calcext:value-type="float">
            <text:p>0.37320348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55786532134522" calcext:value-type="float">
            <text:p>5.557865321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25333207141462" calcext:value-type="float">
            <text:p>0.52533320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72938156726238" calcext:value-type="float">
            <text:p>4.729381567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54785696524217" calcext:value-type="float">
            <text:p>0.65478569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3.7661836241101" calcext:value-type="float">
            <text:p>3.76618362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57873560905571" calcext:value-type="float">
            <text:p>0.75787356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2.97686778447396" calcext:value-type="float">
            <text:p>2.976867784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39356295969926" calcext:value-type="float">
            <text:p>0.8393562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31891187614762" calcext:value-type="float">
            <text:p>2.318911876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02829481788661" calcext:value-type="float">
            <text:p>0.90282948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1856186997312" calcext:value-type="float">
            <text:p>2.0185618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58081496312071" calcext:value-type="float">
            <text:p>0.95808149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1.53143906010758" calcext:value-type="float">
            <text:p>1.531439060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36.5337243788252" calcext:value-type="float">
            <text:p>36.533724378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0" table:style-name="ta10">
        <table:table-column table:style-name="co1" table:number-columns-repeated="7" table:default-cell-style-name="Default"/>
        <table:table-row table:style-name="ro1">
          <table:table-cell table:style-name="ce1" office:value-type="float" office:value="1954" calcext:value-type="float">
            <text:p>195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4193388677554" calcext:value-type="float">
            <text:p>15.419338867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6965606502932" calcext:value-type="float">
            <text:p>0.29696560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8.94801978012344" calcext:value-type="float">
            <text:p>8.948019780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929816523289" calcext:value-type="float">
            <text:p>0.46929816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29012097116943" calcext:value-type="float">
            <text:p>6.290120971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0441464903562" calcext:value-type="float">
            <text:p>0.59044146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64032560845137" calcext:value-type="float">
            <text:p>4.640325608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9810867865872" calcext:value-type="float">
            <text:p>0.67981086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60966498490939" calcext:value-type="float">
            <text:p>4.609664984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8589768813537" calcext:value-type="float">
            <text:p>0.76858976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57350241971297" calcext:value-type="float">
            <text:p>3.573502419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7412908541592" calcext:value-type="float">
            <text:p>0.83741290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3.20975758393131" calcext:value-type="float">
            <text:p>3.209757583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23057892387" calcext:value-type="float">
            <text:p>0.89923057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80186672362232" calcext:value-type="float">
            <text:p>2.801866723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192558620734" calcext:value-type="float">
            <text:p>0.95319255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2.43038178278864" calcext:value-type="float">
            <text:p>2.430381782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1.9229787224643" calcext:value-type="float">
            <text:p>51.922978722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1" table:style-name="ta11">
        <table:table-column table:style-name="co1" table:number-columns-repeated="7" table:default-cell-style-name="Default"/>
        <table:table-row table:style-name="ro1">
          <table:table-cell table:style-name="ce1" office:value-type="float" office:value="1955" calcext:value-type="float">
            <text:p>195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1.4311721074965" calcext:value-type="float">
            <text:p>21.431172107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5841413673784" calcext:value-type="float">
            <text:p>0.29584141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3.3682728350947" calcext:value-type="float">
            <text:p>13.368272835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038049133477" calcext:value-type="float">
            <text:p>0.48038049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74003649092872" calcext:value-type="float">
            <text:p>9.740036490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4834461013016" calcext:value-type="float">
            <text:p>0.6148344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42379491329943" calcext:value-type="float">
            <text:p>6.423794913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3510178737116" calcext:value-type="float">
            <text:p>0.70351017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69375686705956" calcext:value-type="float">
            <text:p>5.693756867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2108263443668" calcext:value-type="float">
            <text:p>0.78210826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03307773040124" calcext:value-type="float">
            <text:p>5.033077730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1586163365488" calcext:value-type="float">
            <text:p>0.85158616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4.67118929552476" calcext:value-type="float">
            <text:p>4.671189295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6068462224098" calcext:value-type="float">
            <text:p>0.91606846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3.67488867086717" calcext:value-type="float">
            <text:p>3.674888670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6797570927528" calcext:value-type="float">
            <text:p>0.96679757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2.40523111015049" calcext:value-type="float">
            <text:p>2.405231110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2.4414200208226" calcext:value-type="float">
            <text:p>72.441420020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2" table:style-name="ta12">
        <table:table-column table:style-name="co1" table:number-columns-repeated="7" table:default-cell-style-name="Default"/>
        <table:table-row table:style-name="ro1">
          <table:table-cell table:style-name="ce1" office:value-type="float" office:value="1956" calcext:value-type="float">
            <text:p>195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4.2935335069266" calcext:value-type="float">
            <text:p>14.293533506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03478945425" calcext:value-type="float">
            <text:p>0.27303478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32574857894377" calcext:value-type="float">
            <text:p>9.325748578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1175051169191" calcext:value-type="float">
            <text:p>0.45117505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5392534522487" calcext:value-type="float">
            <text:p>6.453925345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4457803256559" calcext:value-type="float">
            <text:p>0.57445780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89697322513087" calcext:value-type="float">
            <text:p>4.896973225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7999687272766" calcext:value-type="float">
            <text:p>0.66799968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84004213004793" calcext:value-type="float">
            <text:p>4.8400421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045407465619" calcext:value-type="float">
            <text:p>0.76045407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9768380980595" calcext:value-type="float">
            <text:p>4.097683809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8727948343077" calcext:value-type="float">
            <text:p>0.83872794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46989097029877" calcext:value-type="float">
            <text:p>3.469890970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5009735841291" calcext:value-type="float">
            <text:p>0.90500973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97131925694482" calcext:value-type="float">
            <text:p>2.971319256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1767816502602" calcext:value-type="float">
            <text:p>0.96176781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0147752949479" calcext:value-type="float">
            <text:p>2.001477529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2.3505943528184" calcext:value-type="float">
            <text:p>52.350594352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3" table:style-name="ta13">
        <table:table-column table:style-name="co1" table:number-columns-repeated="7" table:default-cell-style-name="Default"/>
        <table:table-row table:style-name="ro1">
          <table:table-cell table:style-name="ce1" office:value-type="float" office:value="1956" calcext:value-type="float">
            <text:p>195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4754498560658" calcext:value-type="float">
            <text:p>15.475449856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2446616253118" calcext:value-type="float">
            <text:p>0.25244661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8303775476726" calcext:value-type="float">
            <text:p>11.830377547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5432203663114" calcext:value-type="float">
            <text:p>0.44543220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3833962297346" calcext:value-type="float">
            <text:p>8.383396229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2188164271013" calcext:value-type="float">
            <text:p>0.58218816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79405420114631" calcext:value-type="float">
            <text:p>5.794054201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704924111324" calcext:value-type="float">
            <text:p>0.67670492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50654522956516" calcext:value-type="float">
            <text:p>4.506545229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0218915935571" calcext:value-type="float">
            <text:p>0.75021891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35446354389882" calcext:value-type="float">
            <text:p>4.354463543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1252042434568" calcext:value-type="float">
            <text:p>0.82125204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4.12870862522483" calcext:value-type="float">
            <text:p>4.128708625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8602493092036" calcext:value-type="float">
            <text:p>0.88860249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3.59735034216288" calcext:value-type="float">
            <text:p>3.597350342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28504705993" calcext:value-type="float">
            <text:p>0.94728504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3.23152523490737" calcext:value-type="float">
            <text:p>3.231525234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1.3018708103783" calcext:value-type="float">
            <text:p>61.301870810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4" table:style-name="ta14">
        <table:table-column table:style-name="co1" table:number-columns-repeated="7" table:default-cell-style-name="Default"/>
        <table:table-row table:style-name="ro1">
          <table:table-cell table:style-name="ce1" office:value-type="float" office:value="1957" calcext:value-type="float">
            <text:p>195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4.4298423505016" calcext:value-type="float">
            <text:p>24.429842350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5224078418295" calcext:value-type="float">
            <text:p>0.26522407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9.0637761298385" calcext:value-type="float">
            <text:p>19.063776129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2191130545232" calcext:value-type="float">
            <text:p>0.47219113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0.7958046138821" calcext:value-type="float">
            <text:p>10.795804613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9396443965606" calcext:value-type="float">
            <text:p>0.58939644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47516556713783" calcext:value-type="float">
            <text:p>8.475165567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1407597567685" calcext:value-type="float">
            <text:p>0.68140759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7.32240275774844" calcext:value-type="float">
            <text:p>7.322402757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0903711188391" calcext:value-type="float">
            <text:p>0.76090371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6.52242500442455" calcext:value-type="float">
            <text:p>6.522425004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1714817376943" calcext:value-type="float">
            <text:p>0.83171481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08877199190512" calcext:value-type="float">
            <text:p>6.088771991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7817943098465" calcext:value-type="float">
            <text:p>0.89781794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35857582660139" calcext:value-type="float">
            <text:p>5.35857582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993649468331" calcext:value-type="float">
            <text:p>0.95599364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4.05343365625369" calcext:value-type="float">
            <text:p>4.053433656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2.1101978982933" calcext:value-type="float">
            <text:p>92.110197898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5" table:style-name="ta15">
        <table:table-column table:style-name="co1" table:number-columns-repeated="7" table:default-cell-style-name="Default"/>
        <table:table-row table:style-name="ro1">
          <table:table-cell table:style-name="ce1" office:value-type="float" office:value="1958" calcext:value-type="float">
            <text:p>195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.06394017807112" calcext:value-type="float">
            <text:p>4.063940178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853782995762542" calcext:value-type="float">
            <text:p>0.85378299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0.695981486146939" calcext:value-type="float">
            <text:p>0.695981486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 table:number-columns-repeated="2"/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 table:number-columns-repeated="2"/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 table:number-columns-repeated="2"/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 table:number-columns-repeated="2"/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 table:number-columns-repeated="2"/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 table:number-columns-repeated="2"/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HBurton</text:p>
          </table:table-cell>
          <table:table-cell table:number-columns-repeated="2"/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4.75992166421806" calcext:value-type="float">
            <text:p>4.759921664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6" table:style-name="ta16">
        <table:table-column table:style-name="co1" table:number-columns-repeated="7" table:default-cell-style-name="Default"/>
        <table:table-row table:style-name="ro1">
          <table:table-cell table:style-name="ce1" office:value-type="float" office:value="1958" calcext:value-type="float">
            <text:p>195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220616000831" calcext:value-type="float">
            <text:p>24.220616000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1283620455813" calcext:value-type="float">
            <text:p>0.29128362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0672057286805" calcext:value-type="float">
            <text:p>17.067205728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6538411479446" calcext:value-type="float">
            <text:p>0.49653841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14757336134287" calcext:value-type="float">
            <text:p>8.147573361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4523312711515" calcext:value-type="float">
            <text:p>0.59452331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45011149448255" calcext:value-type="float">
            <text:p>7.450111494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4120350575369" calcext:value-type="float">
            <text:p>0.68412035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6.68743081069358" calcext:value-type="float">
            <text:p>6.687430810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454518609647" calcext:value-type="float">
            <text:p>0.76454518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5.88086812597443" calcext:value-type="float">
            <text:p>5.8808681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527008256889" calcext:value-type="float">
            <text:p>0.83527008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99354712784496" calcext:value-type="float">
            <text:p>4.993547127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532381886798" calcext:value-type="float">
            <text:p>0.89532381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4.53059312194632" calcext:value-type="float">
            <text:p>4.530593121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9809946195519" calcext:value-type="float">
            <text:p>0.94980994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4.17336896031812" calcext:value-type="float">
            <text:p>4.173368960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3.1513147321144" calcext:value-type="float">
            <text:p>83.151314732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7" table:style-name="ta17">
        <table:table-column table:style-name="co1" table:number-columns-repeated="7" table:default-cell-style-name="Default"/>
        <table:table-row table:style-name="ro1">
          <table:table-cell table:style-name="ce1" office:value-type="float" office:value="1959" calcext:value-type="float">
            <text:p>195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3.3016728677158" calcext:value-type="float">
            <text:p>23.301672867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7666936160498" calcext:value-type="float">
            <text:p>0.26766693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7878440002489" calcext:value-type="float">
            <text:p>17.787844000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1996373427816" calcext:value-type="float">
            <text:p>0.47199637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8.38322678264297" calcext:value-type="float">
            <text:p>8.383226782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8294722511481" calcext:value-type="float">
            <text:p>0.56829472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7.96450757896078" calcext:value-type="float">
            <text:p>7.9645075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9783232962639" calcext:value-type="float">
            <text:p>0.6597832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27450673282939" calcext:value-type="float">
            <text:p>7.274506732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3345685337168" calcext:value-type="float">
            <text:p>0.74334568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65388328215074" calcext:value-type="float">
            <text:p>6.653883282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9779019622382" calcext:value-type="float">
            <text:p>0.81977901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6.01327169872795" calcext:value-type="float">
            <text:p>6.013271698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8853631605677" calcext:value-type="float">
            <text:p>0.88885363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5.45028483386599" calcext:value-type="float">
            <text:p>5.450284833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1461198494326" calcext:value-type="float">
            <text:p>0.95146119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22553226147442" calcext:value-type="float">
            <text:p>4.225532261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7.054730038617" calcext:value-type="float">
            <text:p>87.054730038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8" table:style-name="ta18">
        <table:table-column table:style-name="co1" table:number-columns-repeated="7" table:default-cell-style-name="Default"/>
        <table:table-row table:style-name="ro1">
          <table:table-cell table:style-name="ce1" office:value-type="float" office:value="1960" calcext:value-type="float">
            <text:p>196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104433697234" calcext:value-type="float">
            <text:p>24.104433697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4210574054338" calcext:value-type="float">
            <text:p>0.27421057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1559201617072" calcext:value-type="float">
            <text:p>17.155920161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9375280060766" calcext:value-type="float">
            <text:p>0.46937528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98162445606066" calcext:value-type="float">
            <text:p>8.981624456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154969448476" calcext:value-type="float">
            <text:p>0.57154969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01871168053216" calcext:value-type="float">
            <text:p>8.018711680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277007164497" calcext:value-type="float">
            <text:p>0.66277007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62098696148182" calcext:value-type="float">
            <text:p>7.620986961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9465956552167" calcext:value-type="float">
            <text:p>0.74946595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89757274723399" calcext:value-type="float">
            <text:p>6.897572747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932325285718" calcext:value-type="float">
            <text:p>0.82793232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99797306816312" calcext:value-type="float">
            <text:p>5.997973068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164902696246" calcext:value-type="float">
            <text:p>0.89616490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5.00716057786864" calcext:value-type="float">
            <text:p>5.007160577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126057381957" calcext:value-type="float">
            <text:p>0.95312605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4.12044592321473" calcext:value-type="float">
            <text:p>4.120445923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7.9048292734963" calcext:value-type="float">
            <text:p>87.904829273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9" table:style-name="ta19">
        <table:table-column table:style-name="co1" table:number-columns-repeated="7" table:default-cell-style-name="Default"/>
        <table:table-row table:style-name="ro1">
          <table:table-cell table:style-name="ce1" office:value-type="float" office:value="1961" calcext:value-type="float">
            <text:p>196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7533366114499" calcext:value-type="float">
            <text:p>15.753336611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0205526012893" calcext:value-type="float">
            <text:p>0.2902055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97338579067229" calcext:value-type="float">
            <text:p>9.973385790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3933693632182" calcext:value-type="float">
            <text:p>0.47393369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14371534440095" calcext:value-type="float">
            <text:p>5.143715344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8690420667235" calcext:value-type="float">
            <text:p>0.56869042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96835051132604" calcext:value-type="float">
            <text:p>4.968350511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0216603920872" calcext:value-type="float">
            <text:p>0.660216603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71895962273327" calcext:value-type="float">
            <text:p>4.718959622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7148546868981" calcext:value-type="float">
            <text:p>0.74714854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10815818241812" calcext:value-type="float">
            <text:p>4.108158182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828400329757" calcext:value-type="float">
            <text:p>0.82282840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3.53800670851287" calcext:value-type="float">
            <text:p>3.538006708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8005011685529" calcext:value-type="float">
            <text:p>0.88800501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23804624830589" calcext:value-type="float">
            <text:p>3.238046248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655797923454" calcext:value-type="float">
            <text:p>0.94765579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2.84142016969363" calcext:value-type="float">
            <text:p>2.841420169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4.283379189513" calcext:value-type="float">
            <text:p>54.283379189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0" table:style-name="ta20">
        <table:table-column table:style-name="co1" table:number-columns-repeated="7" table:default-cell-style-name="Default"/>
        <table:table-row table:style-name="ro1">
          <table:table-cell table:style-name="ce1" office:value-type="float" office:value="1961" calcext:value-type="float">
            <text:p>196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5502491397657" calcext:value-type="float">
            <text:p>15.550249139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9128640491922" calcext:value-type="float">
            <text:p>0.30912864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22219591223312" calcext:value-type="float">
            <text:p>9.222195912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2459779374353" calcext:value-type="float">
            <text:p>0.49245977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94858063464659" calcext:value-type="float">
            <text:p>5.948580634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0713617490839" calcext:value-type="float">
            <text:p>0.61071361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45312471720843" calcext:value-type="float">
            <text:p>5.453124717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9118120538495" calcext:value-type="float">
            <text:p>0.71911812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.86375981474387" calcext:value-type="float">
            <text:p>3.863759814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5927103338952" calcext:value-type="float">
            <text:p>0.79592710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.48514291533951" calcext:value-type="float">
            <text:p>3.485142915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5209433265352" calcext:value-type="float">
            <text:p>0.86520943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.99966309049227" calcext:value-type="float">
            <text:p>2.999663090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4840746227817" calcext:value-type="float">
            <text:p>0.92484074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2.83873035744389" calcext:value-type="float">
            <text:p>2.838730357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81272823182502" calcext:value-type="float">
            <text:p>0.98127282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0.942042331416218" calcext:value-type="float">
            <text:p>0.942042331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0.3034889132896" calcext:value-type="float">
            <text:p>50.303488913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1" table:style-name="ta21">
        <table:table-column table:style-name="co1" table:number-columns-repeated="7" table:default-cell-style-name="Default"/>
        <table:table-row table:style-name="ro1">
          <table:table-cell table:style-name="ce1" office:value-type="float" office:value="1962" calcext:value-type="float">
            <text:p>196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8.4905383501962" calcext:value-type="float">
            <text:p>28.490538350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8461977877403" calcext:value-type="float">
            <text:p>0.3184619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2585700300291" calcext:value-type="float">
            <text:p>15.2585700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9019456701262" calcext:value-type="float">
            <text:p>0.48901945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93181537050066" calcext:value-type="float">
            <text:p>9.931815370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0035455343529" calcext:value-type="float">
            <text:p>0.60003545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58034856822667" calcext:value-type="float">
            <text:p>7.58034856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4767192187701" calcext:value-type="float">
            <text:p>0.68476719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3618191983926" calcext:value-type="float">
            <text:p>7.36181919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7056248079823" calcext:value-type="float">
            <text:p>0.76705624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35407292947051" calcext:value-type="float">
            <text:p>6.354072929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8080902223732" calcext:value-type="float">
            <text:p>0.83808090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31483900518489" calcext:value-type="float">
            <text:p>6.314839005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8667006805175" calcext:value-type="float">
            <text:p>0.90866700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41453143403458" calcext:value-type="float">
            <text:p>5.41453143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9189639567225" calcext:value-type="float">
            <text:p>0.96918963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2.75638480092366" calcext:value-type="float">
            <text:p>2.756384800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9.4629196869589" calcext:value-type="float">
            <text:p>89.46291968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2" table:style-name="ta22">
        <table:table-column table:style-name="co1" table:number-columns-repeated="7" table:default-cell-style-name="Default"/>
        <table:table-row table:style-name="ro1">
          <table:table-cell table:style-name="ce1" office:value-type="float" office:value="1963" calcext:value-type="float">
            <text:p>196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30.3003756021715" calcext:value-type="float">
            <text:p>30.300375602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6211638502004" calcext:value-type="float">
            <text:p>0.31621163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7447720740182" calcext:value-type="float">
            <text:p>15.74477207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0522478761327" calcext:value-type="float">
            <text:p>0.48052247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96979280001576" calcext:value-type="float">
            <text:p>8.969792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4130324273091" calcext:value-type="float">
            <text:p>0.57413032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80009467661582" calcext:value-type="float">
            <text:p>8.800094676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5967217425862" calcext:value-type="float">
            <text:p>0.66596721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09935303120613" calcext:value-type="float">
            <text:p>8.099353031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0491242026412" calcext:value-type="float">
            <text:p>0.7504912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41116242130945" calcext:value-type="float">
            <text:p>7.411162421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833379405026" calcext:value-type="float">
            <text:p>0.82783337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78754118420877" calcext:value-type="float">
            <text:p>6.787541184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8667468970063" calcext:value-type="float">
            <text:p>0.8986674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5.67748414411416" calcext:value-type="float">
            <text:p>5.677484144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7917116147731" calcext:value-type="float">
            <text:p>0.95791711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4.03251187460077" calcext:value-type="float">
            <text:p>4.032511874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8230878082605" calcext:value-type="float">
            <text:p>95.823087808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3" table:style-name="ta23">
        <table:table-column table:style-name="co1" table:number-columns-repeated="7" table:default-cell-style-name="Default"/>
        <table:table-row table:style-name="ro1">
          <table:table-cell table:style-name="ce1" office:value-type="float" office:value="1964" calcext:value-type="float">
            <text:p>196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6.3741034387923" calcext:value-type="float">
            <text:p>26.374103438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4508111587751" calcext:value-type="float">
            <text:p>0.32450811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4390762064992" calcext:value-type="float">
            <text:p>11.439076206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52550009254" calcext:value-type="float">
            <text:p>0.46525500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31112289465572" calcext:value-type="float">
            <text:p>9.311122894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9819460502896" calcext:value-type="float">
            <text:p>0.57981946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88820791939968" calcext:value-type="float">
            <text:p>7.888207919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876312565244" calcext:value-type="float">
            <text:p>0.67687631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30902558840938" calcext:value-type="float">
            <text:p>7.30902558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6806880129208" calcext:value-type="float">
            <text:p>0.76680688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45342353823271" calcext:value-type="float">
            <text:p>6.453423538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621008299174" calcext:value-type="float">
            <text:p>0.8462100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5.32555655437439" calcext:value-type="float">
            <text:p>5.325556554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1735961610685" calcext:value-type="float">
            <text:p>0.91173596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7318590908079" calcext:value-type="float">
            <text:p>4.073185909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1852617540589" calcext:value-type="float">
            <text:p>0.96185261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3.10039402707385" calcext:value-type="float">
            <text:p>3.1003940271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1.274096076518" calcext:value-type="float">
            <text:p>81.274096076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4" table:style-name="ta24">
        <table:table-column table:style-name="co1" table:number-columns-repeated="7" table:default-cell-style-name="Default"/>
        <table:table-row table:style-name="ro1">
          <table:table-cell table:style-name="ce1" office:value-type="float" office:value="1965" calcext:value-type="float">
            <text:p>196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26.9028521757002" calcext:value-type="float">
            <text:p>26.902852175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7321224503428" calcext:value-type="float">
            <text:p>0.32732122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3.1224386828095" calcext:value-type="float">
            <text:p>13.122438682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697911765455" calcext:value-type="float">
            <text:p>0.48697911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9.63347590958389" calcext:value-type="float">
            <text:p>9.633475909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4187550067431" calcext:value-type="float">
            <text:p>0.60418755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8.22224774892677" calcext:value-type="float">
            <text:p>8.222247748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4225872538688" calcext:value-type="float">
            <text:p>0.70422587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2716277060141" calcext:value-type="float">
            <text:p>6.27162770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0531419881968" calcext:value-type="float">
            <text:p>0.78053141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52796842601071" calcext:value-type="float">
            <text:p>5.5279684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7789024480951" calcext:value-type="float">
            <text:p>0.84778902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34590395188666" calcext:value-type="float">
            <text:p>5.345903951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2831489725204" calcext:value-type="float">
            <text:p>0.912831489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44644102880211" calcext:value-type="float">
            <text:p>4.446441028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6930382761697" calcext:value-type="float">
            <text:p>0.96693038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2.71802424489505" calcext:value-type="float">
            <text:p>2.718024244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2.190979874629" calcext:value-type="float">
            <text:p>82.190979874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5" table:style-name="ta25">
        <table:table-column table:style-name="co1" table:number-columns-repeated="7" table:default-cell-style-name="Default"/>
        <table:table-row table:style-name="ro1">
          <table:table-cell table:style-name="ce1" office:value-type="float" office:value="1966" calcext:value-type="float">
            <text:p>196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5368453243549" calcext:value-type="float">
            <text:p>24.536845324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5698577746011" calcext:value-type="float">
            <text:p>0.26569857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6.5778265771247" calcext:value-type="float">
            <text:p>16.577826577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5212483687701" calcext:value-type="float">
            <text:p>0.44521248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1394907308785" calcext:value-type="float">
            <text:p>11.139490730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5837071114655" calcext:value-type="float">
            <text:p>0.56583707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51214334436366" calcext:value-type="float">
            <text:p>8.512143344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8011283009886" calcext:value-type="float">
            <text:p>0.6580112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68375207670376" calcext:value-type="float">
            <text:p>7.683752076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1215214548172" calcext:value-type="float">
            <text:p>0.74121521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81118634905052" calcext:value-type="float">
            <text:p>6.811186349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4970520162357" calcext:value-type="float">
            <text:p>0.81497052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6.71831117756309" calcext:value-type="float">
            <text:p>6.718311177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720121879161" calcext:value-type="float">
            <text:p>0.88772012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6.24493173843404" calcext:value-type="float">
            <text:p>6.244931738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343708330019" calcext:value-type="float">
            <text:p>0.95534370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4.12393822639521" calcext:value-type="float">
            <text:p>4.123938226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2.3484255448684" calcext:value-type="float">
            <text:p>92.348425544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6" table:style-name="ta26">
        <table:table-column table:style-name="co1" table:number-columns-repeated="7" table:default-cell-style-name="Default"/>
        <table:table-row table:style-name="ro1">
          <table:table-cell table:style-name="ce1" office:value-type="float" office:value="1967" calcext:value-type="float">
            <text:p>196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0.4701474161665" calcext:value-type="float">
            <text:p>30.470147416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6565436320616" calcext:value-type="float">
            <text:p>0.30656543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0890608375769" calcext:value-type="float">
            <text:p>15.08906083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8379093673838" calcext:value-type="float">
            <text:p>0.45837909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6963831298637" calcext:value-type="float">
            <text:p>11.696383129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6058432359193" calcext:value-type="float">
            <text:p>0.57605843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0.0059175019622" calcext:value-type="float">
            <text:p>10.00591750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729703255298" calcext:value-type="float">
            <text:p>0.67672970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10892623843009" calcext:value-type="float">
            <text:p>8.10892623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8315016132946" calcext:value-type="float">
            <text:p>0.75831501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7.39247391249044" calcext:value-type="float">
            <text:p>7.392473912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2691977934876" calcext:value-type="float">
            <text:p>0.8326919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38821786183673" calcext:value-type="float">
            <text:p>6.388217861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964945484947" calcext:value-type="float">
            <text:p>0.89696494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6.19660784743447" calcext:value-type="float">
            <text:p>6.196607847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310091457184" calcext:value-type="float">
            <text:p>0.95931009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.04425080181995" calcext:value-type="float">
            <text:p>4.044250801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9.391985547581" calcext:value-type="float">
            <text:p>99.391985547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7" table:style-name="ta27">
        <table:table-column table:style-name="co1" table:number-columns-repeated="7" table:default-cell-style-name="Default"/>
        <table:table-row table:style-name="ro1">
          <table:table-cell table:style-name="ce1" office:value-type="float" office:value="1968" calcext:value-type="float">
            <text:p>196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4.6431371835836" calcext:value-type="float">
            <text:p>24.643137183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4431305366815" calcext:value-type="float">
            <text:p>0.29443130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8618525099684" calcext:value-type="float">
            <text:p>11.8618525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36154361670912" calcext:value-type="float">
            <text:p>0.43615436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490039753662" calcext:value-type="float">
            <text:p>10.490039753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1487271803718" calcext:value-type="float">
            <text:p>0.56148727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72243700078399" calcext:value-type="float">
            <text:p>8.722437000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5701215547514" calcext:value-type="float">
            <text:p>0.66570121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7.29682454677022" calcext:value-type="float">
            <text:p>7.296824546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2882225024237" calcext:value-type="float">
            <text:p>0.7528822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6.62591860970602" calcext:value-type="float">
            <text:p>6.625918609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204738370418" calcext:value-type="float">
            <text:p>0.83204738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21846356074896" calcext:value-type="float">
            <text:p>6.218463560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6344350438878" calcext:value-type="float">
            <text:p>0.90634435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33876252896551" calcext:value-type="float">
            <text:p>4.33876252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8183022827186" calcext:value-type="float">
            <text:p>0.95818302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3.49997261258818" calcext:value-type="float">
            <text:p>3.499972612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3.6974083067769" calcext:value-type="float">
            <text:p>83.697408306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8" table:style-name="ta28">
        <table:table-column table:style-name="co1" table:number-columns-repeated="7" table:default-cell-style-name="Default"/>
        <table:table-row table:style-name="ro1">
          <table:table-cell table:style-name="ce1" office:value-type="float" office:value="1969" calcext:value-type="float">
            <text:p>196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7991219082162" calcext:value-type="float">
            <text:p>19.799121908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4887314812472" calcext:value-type="float">
            <text:p>0.30488731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7784202150962" calcext:value-type="float">
            <text:p>10.778420215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0864554234259" calcext:value-type="float">
            <text:p>0.47086455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89430747670068" calcext:value-type="float">
            <text:p>8.894307476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782828102269" calcext:value-type="float">
            <text:p>0.6078282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7069565494684" calcext:value-type="float">
            <text:p>6.706956549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1108920558667" calcext:value-type="float">
            <text:p>0.71110892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93546916467614" calcext:value-type="float">
            <text:p>5.935469164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2509401052672" calcext:value-type="float">
            <text:p>0.80250940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84421322112876" calcext:value-type="float">
            <text:p>4.844213221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7105596187777" calcext:value-type="float">
            <text:p>0.87710559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29595395982987" calcext:value-type="float">
            <text:p>4.295953959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43259129331437" calcext:value-type="float">
            <text:p>0.94325912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68470369531836" calcext:value-type="float">
            <text:p>3.684703695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4.9391461904346" calcext:value-type="float">
            <text:p>64.939146190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29" table:style-name="ta29">
        <table:table-column table:style-name="co1" table:number-columns-repeated="7" table:default-cell-style-name="Default"/>
        <table:table-row table:style-name="ro1">
          <table:table-cell table:style-name="ce1" office:value-type="float" office:value="1969" calcext:value-type="float">
            <text:p>196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1.0040506650273" calcext:value-type="float">
            <text:p>11.00405066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6599819439314" calcext:value-type="float">
            <text:p>0.30659981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6.29478704875151" calcext:value-type="float">
            <text:p>6.294787048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1988013415005" calcext:value-type="float">
            <text:p>0.48198801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3.95987949739468" calcext:value-type="float">
            <text:p>3.959879497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2319960791552" calcext:value-type="float">
            <text:p>0.59231996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3.53032905352366" calcext:value-type="float">
            <text:p>3.530329053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683580091466" calcext:value-type="float">
            <text:p>0.69068358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15983220179786" calcext:value-type="float">
            <text:p>3.159832201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872424911608" calcext:value-type="float">
            <text:p>0.77872424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.41554493032957" calcext:value-type="float">
            <text:p>2.415544930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6027250713516" calcext:value-type="float">
            <text:p>0.84602725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07284520484558" calcext:value-type="float">
            <text:p>2.072845204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3781798095884" calcext:value-type="float">
            <text:p>0.90378179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.90531531011108" calcext:value-type="float">
            <text:p>1.905315310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6868552041102" calcext:value-type="float">
            <text:p>0.9568685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.54801343152665" calcext:value-type="float">
            <text:p>1.548013431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35.8905973433079" calcext:value-type="float">
            <text:p>35.890597343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0" table:style-name="ta30">
        <table:table-column table:style-name="co1" table:number-columns-repeated="7" table:default-cell-style-name="Default"/>
        <table:table-row table:style-name="ro1">
          <table:table-cell table:style-name="ce1" office:value-type="float" office:value="1970" calcext:value-type="float">
            <text:p>197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24.7993128178172" calcext:value-type="float">
            <text:p>24.799312817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1951087184752" calcext:value-type="float">
            <text:p>0.28195108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3193778365744" calcext:value-type="float">
            <text:p>15.319377836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6121850211416" calcext:value-type="float">
            <text:p>0.45612185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2909008740583" calcext:value-type="float">
            <text:p>10.290900874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3122297395849" calcext:value-type="float">
            <text:p>0.57312229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8.07430096603067" calcext:value-type="float">
            <text:p>8.07430096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4921532009867" calcext:value-type="float">
            <text:p>0.6649215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3656135756825" calcext:value-type="float">
            <text:p>7.365613575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8663479647804" calcext:value-type="float">
            <text:p>0.74866347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6.94561331839155" calcext:value-type="float">
            <text:p>6.945613318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630313957762" calcext:value-type="float">
            <text:p>0.8276303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45885040972618" calcext:value-type="float">
            <text:p>6.458850409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1062989627614" calcext:value-type="float">
            <text:p>0.90106298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5.10598592808875" calcext:value-type="float">
            <text:p>5.105985928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114528964638" calcext:value-type="float">
            <text:p>0.9591145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3.59612582463769" calcext:value-type="float">
            <text:p>3.596125824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7.9560815510073" calcext:value-type="float">
            <text:p>87.95608155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1" table:style-name="ta31">
        <table:table-column table:style-name="co1" table:number-columns-repeated="7" table:default-cell-style-name="Default"/>
        <table:table-row table:style-name="ro1">
          <table:table-cell table:style-name="ce1" office:value-type="float" office:value="1971" calcext:value-type="float">
            <text:p>197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8706847314473" calcext:value-type="float">
            <text:p>10.870684731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00456403562006" calcext:value-type="float">
            <text:p>0.40045640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26471127724885" calcext:value-type="float">
            <text:p>5.264711277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94398864038341" calcext:value-type="float">
            <text:p>0.5943988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29512692078236" calcext:value-type="float">
            <text:p>3.295126920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15785391987181" calcext:value-type="float">
            <text:p>0.7157853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.76620898560491" calcext:value-type="float">
            <text:p>2.766208985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17687537918402" calcext:value-type="float">
            <text:p>0.81768753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14778153788686" calcext:value-type="float">
            <text:p>2.147781537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96807932957633" calcext:value-type="float">
            <text:p>0.8968079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.58069463465959" calcext:value-type="float">
            <text:p>1.580694634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55037870092537" calcext:value-type="float">
            <text:p>0.95503787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.22053021185545" calcext:value-type="float">
            <text:p>1.220530211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7.1457382994853" calcext:value-type="float">
            <text:p>27.1457382995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2" table:style-name="ta32">
        <table:table-column table:style-name="co1" table:number-columns-repeated="7" table:default-cell-style-name="Default"/>
        <table:table-row table:style-name="ro1">
          <table:table-cell table:style-name="ce1" office:value-type="float" office:value="1971" calcext:value-type="float">
            <text:p>197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3.793310916499" calcext:value-type="float">
            <text:p>23.793310916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1380874586628" calcext:value-type="float">
            <text:p>0.28138087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6.9548613027018" calcext:value-type="float">
            <text:p>16.954861302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1889904985629" calcext:value-type="float">
            <text:p>0.4818899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7083105339504" calcext:value-type="float">
            <text:p>8.70831053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4874817123929" calcext:value-type="float">
            <text:p>0.58487481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7.22857128292509" calcext:value-type="float">
            <text:p>7.228571282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0360259513152" calcext:value-type="float">
            <text:p>0.67036025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65883685755911" calcext:value-type="float">
            <text:p>6.658836857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9107994340186" calcext:value-type="float">
            <text:p>0.74910799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09355413433747" calcext:value-type="float">
            <text:p>6.093554134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117066765531" calcext:value-type="float">
            <text:p>0.82117066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5.53415176887047" calcext:value-type="float">
            <text:p>5.534151768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6617820860881" calcext:value-type="float">
            <text:p>0.88661782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5.15826874040556" calcext:value-type="float">
            <text:p>5.1582687404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619762735297" calcext:value-type="float">
            <text:p>0.94761976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42922523767823" calcext:value-type="float">
            <text:p>4.429225237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4.5590907749271" calcext:value-type="float">
            <text:p>84.559090774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3" table:style-name="ta33">
        <table:table-column table:style-name="co1" table:number-columns-repeated="7" table:default-cell-style-name="Default"/>
        <table:table-row table:style-name="ro1">
          <table:table-cell table:style-name="ce1" office:value-type="float" office:value="1972" calcext:value-type="float">
            <text:p>197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7.0667999041345" calcext:value-type="float">
            <text:p>27.066799904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0097060934629" calcext:value-type="float">
            <text:p>0.27009706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0.1645218266271" calcext:value-type="float">
            <text:p>20.164521826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1316935460403" calcext:value-type="float">
            <text:p>0.47131693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0.5240480914037" calcext:value-type="float">
            <text:p>10.524048091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6335425591874" calcext:value-type="float">
            <text:p>0.57633542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54922841253547" calcext:value-type="float">
            <text:p>8.549228412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1647375126475" calcext:value-type="float">
            <text:p>0.66164737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10474725179247" calcext:value-type="float">
            <text:p>8.104747251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2523888791941" calcext:value-type="float">
            <text:p>0.74252388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61117908895761" calcext:value-type="float">
            <text:p>7.61117908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8475131992307" calcext:value-type="float">
            <text:p>0.8184751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07636575968874" calcext:value-type="float">
            <text:p>7.076365759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9089523075104" calcext:value-type="float">
            <text:p>0.88908952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04592364782777" calcext:value-type="float">
            <text:p>6.045923647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9421228843691" calcext:value-type="float">
            <text:p>0.94942122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06856858622453" calcext:value-type="float">
            <text:p>5.068568586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100.211382569192" calcext:value-type="float">
            <text:p>100.211382569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4" table:style-name="ta34">
        <table:table-column table:style-name="co1" table:number-columns-repeated="7" table:default-cell-style-name="Default"/>
        <table:table-row table:style-name="ro1">
          <table:table-cell table:style-name="ce1" office:value-type="float" office:value="1973" calcext:value-type="float">
            <text:p>197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7.4869820397851" calcext:value-type="float">
            <text:p>27.486982039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9160266933661" calcext:value-type="float">
            <text:p>0.28916026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0.0113647599743" calcext:value-type="float">
            <text:p>20.011364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9677797280411" calcext:value-type="float">
            <text:p>0.49967779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41865740027344" calcext:value-type="float">
            <text:p>9.418657400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8761119126285" calcext:value-type="float">
            <text:p>0.59876111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51050400994358" calcext:value-type="float">
            <text:p>8.510504009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8290759291704" calcext:value-type="float">
            <text:p>0.68829075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59072512335429" calcext:value-type="float">
            <text:p>7.590725123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8144418733551" calcext:value-type="float">
            <text:p>0.76814441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1357314888029" calcext:value-type="float">
            <text:p>7.135731488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3211591225701" calcext:value-type="float">
            <text:p>0.84321159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6.13225234526147" calcext:value-type="float">
            <text:p>6.132252345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7722264769047" calcext:value-type="float">
            <text:p>0.90772226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4.74459916416002" calcext:value-type="float">
            <text:p>4.74459916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7634967401004" calcext:value-type="float">
            <text:p>0.95763496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02713312763217" calcext:value-type="float">
            <text:p>4.027133127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0579494591872" calcext:value-type="float">
            <text:p>95.057949459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5" table:style-name="ta35">
        <table:table-column table:style-name="co1" table:number-columns-repeated="7" table:default-cell-style-name="Default"/>
        <table:table-row table:style-name="ro1">
          <table:table-cell table:style-name="ce1" office:value-type="float" office:value="1974" calcext:value-type="float">
            <text:p>197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27.4754853200628" calcext:value-type="float">
            <text:p>27.475485320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004627896397" calcext:value-type="float">
            <text:p>0.3100462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5.6514227355753" calcext:value-type="float">
            <text:p>15.651422735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6664283091226" calcext:value-type="float">
            <text:p>0.48666428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27944327963134" calcext:value-type="float">
            <text:p>9.279443279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137787872719" calcext:value-type="float">
            <text:p>0.59137787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24521048286976" calcext:value-type="float">
            <text:p>8.245210482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442070580409" calcext:value-type="float">
            <text:p>0.68442070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6.93693864712375" calcext:value-type="float">
            <text:p>6.936938647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270037911605" calcext:value-type="float">
            <text:p>0.76270037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29656332375394" calcext:value-type="float">
            <text:p>6.296563323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3753756555952" calcext:value-type="float">
            <text:p>0.83375375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5.58974288836317" calcext:value-type="float">
            <text:p>5.58974288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831040276827" calcext:value-type="float">
            <text:p>0.89683104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4.91248383027259" calcext:value-type="float">
            <text:p>4.912483830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265814742285" calcext:value-type="float">
            <text:p>0.95226581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23007787965075" calcext:value-type="float">
            <text:p>4.230077879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8.6173683873034" calcext:value-type="float">
            <text:p>88.617368387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6" table:style-name="ta36">
        <table:table-column table:style-name="co1" table:number-columns-repeated="7" table:default-cell-style-name="Default"/>
        <table:table-row table:style-name="ro1">
          <table:table-cell table:style-name="ce1" office:value-type="float" office:value="1975" calcext:value-type="float">
            <text:p>197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0.0788513809367" calcext:value-type="float">
            <text:p>10.078851380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60891435113221" calcext:value-type="float">
            <text:p>0.46089143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46585067584236" calcext:value-type="float">
            <text:p>4.465850675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665108388930338" calcext:value-type="float">
            <text:p>0.66510838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.08551877533225" calcext:value-type="float">
            <text:p>2.085518775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60476174900124" calcext:value-type="float">
            <text:p>0.76047617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.81474927659934" calcext:value-type="float">
            <text:p>1.814749276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43462059585807" calcext:value-type="float">
            <text:p>0.84346205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.65179125942361" calcext:value-type="float">
            <text:p>1.651791259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91899610759282" calcext:value-type="float">
            <text:p>0.91899610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.40187863174572" calcext:value-type="float">
            <text:p>1.401878631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83102009150404" calcext:value-type="float">
            <text:p>0.98310200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0.369528104525663" calcext:value-type="float">
            <text:p>0.369528104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.07079385532547E-015" calcext:value-type="float">
            <text:p>1.07079385532547E-1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13107287254987E-016" calcext:value-type="float">
            <text:p>7.13107287254987E-1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1.8681681044056" calcext:value-type="float">
            <text:p>21.868168104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7" table:style-name="ta37">
        <table:table-column table:style-name="co1" table:number-columns-repeated="7" table:default-cell-style-name="Default"/>
        <table:table-row table:style-name="ro1">
          <table:table-cell table:style-name="ce1" office:value-type="float" office:value="1975" calcext:value-type="float">
            <text:p>197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6.8732627338035" calcext:value-type="float">
            <text:p>26.873262733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6915700479184" calcext:value-type="float">
            <text:p>0.29691570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6.5230479564209" calcext:value-type="float">
            <text:p>16.523047956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9474566018825" calcext:value-type="float">
            <text:p>0.4794745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52593734485997" calcext:value-type="float">
            <text:p>9.525937344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4724173686007" calcext:value-type="float">
            <text:p>0.58472417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39663343802986" calcext:value-type="float">
            <text:p>8.39663343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749639578703" calcext:value-type="float">
            <text:p>0.67749639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12107752862002" calcext:value-type="float">
            <text:p>7.121077528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6175331929651" calcext:value-type="float">
            <text:p>0.75617533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6.7400097318924" calcext:value-type="float">
            <text:p>6.740009731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0643948956345" calcext:value-type="float">
            <text:p>0.8306439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53879751812233" calcext:value-type="float">
            <text:p>6.538797518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2889424491502" calcext:value-type="float">
            <text:p>0.90288942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.55362224698674" calcext:value-type="float">
            <text:p>4.55362224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201214041378" calcext:value-type="float">
            <text:p>0.9532012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23566712255165" calcext:value-type="float">
            <text:p>4.235667122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0.5080556212874" calcext:value-type="float">
            <text:p>90.508055621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8" table:style-name="ta38">
        <table:table-column table:style-name="co1" table:number-columns-repeated="7" table:default-cell-style-name="Default"/>
        <table:table-row table:style-name="ro1">
          <table:table-cell table:style-name="ce1" office:value-type="float" office:value="1976" calcext:value-type="float">
            <text:p>197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8.5113386254821" calcext:value-type="float">
            <text:p>28.511338625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5814146135636" calcext:value-type="float">
            <text:p>0.29581414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7.6667766715177" calcext:value-type="float">
            <text:p>17.666776671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9112535758884" calcext:value-type="float">
            <text:p>0.47911253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1332611274733" calcext:value-type="float">
            <text:p>10.133261127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4248321467447" calcext:value-type="float">
            <text:p>0.58424832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34080490079701" calcext:value-type="float">
            <text:p>9.340804900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1162123454957" calcext:value-type="float">
            <text:p>0.68116212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3249525989019" calcext:value-type="float">
            <text:p>7.324952598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7160820920238" calcext:value-type="float">
            <text:p>0.75716082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07171052231193" calcext:value-type="float">
            <text:p>7.071710522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0532051831383" calcext:value-type="float">
            <text:p>0.83053205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60351059598012" calcext:value-type="float">
            <text:p>6.6035105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045560583358" calcext:value-type="float">
            <text:p>0.89904556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33718503155668" calcext:value-type="float">
            <text:p>5.337185031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4420541520477" calcext:value-type="float">
            <text:p>0.95442054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39306703905875" calcext:value-type="float">
            <text:p>4.3930670391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6.3826071130795" calcext:value-type="float">
            <text:p>96.382607113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39" table:style-name="ta39">
        <table:table-column table:style-name="co1" table:number-columns-repeated="7" table:default-cell-style-name="Default"/>
        <table:table-row table:style-name="ro1">
          <table:table-cell table:style-name="ce1" office:value-type="float" office:value="1977" calcext:value-type="float">
            <text:p>197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4.890892263105" calcext:value-type="float">
            <text:p>24.890892263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2016470097598" calcext:value-type="float">
            <text:p>0.26201647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4.9964075048222" calcext:value-type="float">
            <text:p>14.996407504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19877655507288" calcext:value-type="float">
            <text:p>0.41987765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1663749624863" calcext:value-type="float">
            <text:p>11.166374962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3742161980276" calcext:value-type="float">
            <text:p>0.53742161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08898789018187" calcext:value-type="float">
            <text:p>9.088987890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33097761042391" calcext:value-type="float">
            <text:p>0.6330977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57199243417715" calcext:value-type="float">
            <text:p>8.571992434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23331697840052" calcext:value-type="float">
            <text:p>0.72333169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3818548842406" calcext:value-type="float">
            <text:p>7.438185488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01630502278529" calcext:value-type="float">
            <text:p>0.80163050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26871735977282" calcext:value-type="float">
            <text:p>7.268717359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78145383489429" calcext:value-type="float">
            <text:p>0.87814538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68606179296571" calcext:value-type="float">
            <text:p>6.68606179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8526882526489" calcext:value-type="float">
            <text:p>0.94852688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88981406780293" calcext:value-type="float">
            <text:p>4.889814067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4.9974337637381" calcext:value-type="float">
            <text:p>94.997433763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0" table:style-name="ta40">
        <table:table-column table:style-name="co1" table:number-columns-repeated="7" table:default-cell-style-name="Default"/>
        <table:table-row table:style-name="ro1">
          <table:table-cell table:style-name="ce1" office:value-type="float" office:value="1978" calcext:value-type="float">
            <text:p>197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6.2298965502015" calcext:value-type="float">
            <text:p>26.229896550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0159465474569" calcext:value-type="float">
            <text:p>0.28015946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6.9866844079007" calcext:value-type="float">
            <text:p>16.986684407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1592907836585" calcext:value-type="float">
            <text:p>0.46159290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4502001232993" calcext:value-type="float">
            <text:p>10.450200123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3210674801179" calcext:value-type="float">
            <text:p>0.57321067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74834748862603" calcext:value-type="float">
            <text:p>8.748347488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6651087404729" calcext:value-type="float">
            <text:p>0.66665108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55211910800676" calcext:value-type="float">
            <text:p>7.55211910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731467860304" calcext:value-type="float">
            <text:p>0.74731467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24126038059606" calcext:value-type="float">
            <text:p>7.241260380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4658012142584" calcext:value-type="float">
            <text:p>0.82465801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62525848956632" calcext:value-type="float">
            <text:p>6.62525848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5421877852664" calcext:value-type="float">
            <text:p>0.8954218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34691595496132" calcext:value-type="float">
            <text:p>5.34691595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531867326408" calcext:value-type="float">
            <text:p>0.95253186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44419826169528" calcext:value-type="float">
            <text:p>4.444198261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3.6248807648532" calcext:value-type="float">
            <text:p>93.624880764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1" table:style-name="ta41">
        <table:table-column table:style-name="co1" table:number-columns-repeated="7" table:default-cell-style-name="Default"/>
        <table:table-row table:style-name="ro1">
          <table:table-cell table:style-name="ce1" office:value-type="float" office:value="1979" calcext:value-type="float">
            <text:p>197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4.1473597349344" calcext:value-type="float">
            <text:p>24.147359734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4039647752743" calcext:value-type="float">
            <text:p>0.25403964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7.4074228381299" calcext:value-type="float">
            <text:p>17.407422838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37172529137035" calcext:value-type="float">
            <text:p>0.43717252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1761026851019" calcext:value-type="float">
            <text:p>11.176102685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4749490781595" calcext:value-type="float">
            <text:p>0.55474949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16022032785819" calcext:value-type="float">
            <text:p>9.16022032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1118583343712" calcext:value-type="float">
            <text:p>0.65111858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59215150681413" calcext:value-type="float">
            <text:p>8.592151506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151137022349" calcext:value-type="float">
            <text:p>0.74151137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09004664335774" calcext:value-type="float">
            <text:p>7.090046643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6101427753604" calcext:value-type="float">
            <text:p>0.81610142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77073200235423" calcext:value-type="float">
            <text:p>6.770732002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332170650017" calcext:value-type="float">
            <text:p>0.88733217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98270897347917" calcext:value-type="float">
            <text:p>5.982708973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027260376209" calcext:value-type="float">
            <text:p>0.95027260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72676346491848" calcext:value-type="float">
            <text:p>4.726763464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0535081769481" calcext:value-type="float">
            <text:p>95.053508176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2" table:style-name="ta42">
        <table:table-column table:style-name="co1" table:number-columns-repeated="7" table:default-cell-style-name="Default"/>
        <table:table-row table:style-name="ro1">
          <table:table-cell table:style-name="ce1" office:value-type="float" office:value="1980" calcext:value-type="float">
            <text:p>198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24.9981279534339" calcext:value-type="float">
            <text:p>24.998127953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5669282052344" calcext:value-type="float">
            <text:p>0.27566928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5.675233128379" calcext:value-type="float">
            <text:p>15.675233128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48529436642831" calcext:value-type="float">
            <text:p>0.44852943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95947148403589" calcext:value-type="float">
            <text:p>9.95947148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8358474990793" calcext:value-type="float">
            <text:p>0.5583584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1375622179924" calcext:value-type="float">
            <text:p>8.13756221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48096232092804" calcext:value-type="float">
            <text:p>0.64809623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12156935131689" calcext:value-type="float">
            <text:p>8.121569351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7657626305457" calcext:value-type="float">
            <text:p>0.73765762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3324442725858" calcext:value-type="float">
            <text:p>7.33244427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8516867128524" calcext:value-type="float">
            <text:p>0.81851686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27463648640292" calcext:value-type="float">
            <text:p>6.274636486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711029930164" calcext:value-type="float">
            <text:p>0.88771102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21756940270082" calcext:value-type="float">
            <text:p>5.217569402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5248282878869" calcext:value-type="float">
            <text:p>0.94524828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96497259351651" calcext:value-type="float">
            <text:p>4.964972593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0.6815868903641" calcext:value-type="float">
            <text:p>90.681586890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3" table:style-name="ta43">
        <table:table-column table:style-name="co1" table:number-columns-repeated="7" table:default-cell-style-name="Default"/>
        <table:table-row table:style-name="ro1">
          <table:table-cell table:style-name="ce1" office:value-type="float" office:value="1981" calcext:value-type="float">
            <text:p>198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6.8429885079916" calcext:value-type="float">
            <text:p>26.84298850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1422401968323" calcext:value-type="float">
            <text:p>0.2714224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8.3551594085759" calcext:value-type="float">
            <text:p>18.355159408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7020270614874" calcext:value-type="float">
            <text:p>0.45702027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3912810533295" calcext:value-type="float">
            <text:p>10.391281053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209152459179" calcext:value-type="float">
            <text:p>0.56209152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9.41259300361614" calcext:value-type="float">
            <text:p>9.412593003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72667917209" calcext:value-type="float">
            <text:p>0.65726679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68369924177714" calcext:value-type="float">
            <text:p>8.683699241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5071862511432" calcext:value-type="float">
            <text:p>0.74507186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6656202555978" calcext:value-type="float">
            <text:p>7.665620255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582645699077" calcext:value-type="float">
            <text:p>0.82258264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82572539553002" calcext:value-type="float">
            <text:p>6.825725395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1600846913125" calcext:value-type="float">
            <text:p>0.89160084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29402653482508" calcext:value-type="float">
            <text:p>6.294026534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242784532178" calcext:value-type="float">
            <text:p>0.95524278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4263753166279" calcext:value-type="float">
            <text:p>4.426375316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8.8974687178711" calcext:value-type="float">
            <text:p>98.897468717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4" table:style-name="ta44">
        <table:table-column table:style-name="co1" table:number-columns-repeated="7" table:default-cell-style-name="Default"/>
        <table:table-row table:style-name="ro1">
          <table:table-cell table:style-name="ce1" office:value-type="float" office:value="1982" calcext:value-type="float">
            <text:p>198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7.6849810246689" calcext:value-type="float">
            <text:p>27.68498102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5754206385132" calcext:value-type="float">
            <text:p>0.29575420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7.7133531300188" calcext:value-type="float">
            <text:p>17.7133531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4983113304744" calcext:value-type="float">
            <text:p>0.48498311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0926630762088" calcext:value-type="float">
            <text:p>10.092663076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2801412177945" calcext:value-type="float">
            <text:p>0.59280141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78910282736984" calcext:value-type="float">
            <text:p>7.78910282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6011146839069" calcext:value-type="float">
            <text:p>0.67601114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12746237685973" calcext:value-type="float">
            <text:p>7.127462376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2152682819524" calcext:value-type="float">
            <text:p>0.75215268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5593432530315" calcext:value-type="float">
            <text:p>6.55934325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225093433762" calcext:value-type="float">
            <text:p>0.82222509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80340733088373" calcext:value-type="float">
            <text:p>5.803407330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4221961986635" calcext:value-type="float">
            <text:p>0.8842219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5.50020023775072" calcext:value-type="float">
            <text:p>5.500200237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2979717855269" calcext:value-type="float">
            <text:p>0.94297971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33755867242839" calcext:value-type="float">
            <text:p>5.337558672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3.6080719292205" calcext:value-type="float">
            <text:p>93.608071929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5" table:style-name="ta45">
        <table:table-column table:style-name="co1" table:number-columns-repeated="7" table:default-cell-style-name="Default"/>
        <table:table-row table:style-name="ro1">
          <table:table-cell table:style-name="ce1" office:value-type="float" office:value="1983" calcext:value-type="float">
            <text:p>198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8.6152242747392" calcext:value-type="float">
            <text:p>28.61522427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7091981651973" calcext:value-type="float">
            <text:p>0.30709198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7.5637014170146" calcext:value-type="float">
            <text:p>17.56370141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5581571022621" calcext:value-type="float">
            <text:p>0.4955815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0371134003393" calcext:value-type="float">
            <text:p>10.037113400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3297555163858" calcext:value-type="float">
            <text:p>0.60329755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04295747816163" calcext:value-type="float">
            <text:p>8.04295747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9612718260155" calcext:value-type="float">
            <text:p>0.68961271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4195184721289" calcext:value-type="float">
            <text:p>7.44195184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9478027655497" calcext:value-type="float">
            <text:p>0.76947802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74663916594484" calcext:value-type="float">
            <text:p>6.746639165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1881401854797" calcext:value-type="float">
            <text:p>0.84188140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64921595423543" calcext:value-type="float">
            <text:p>5.649215954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2507483464703" calcext:value-type="float">
            <text:p>0.90250748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83823461604029" calcext:value-type="float">
            <text:p>4.83823461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443030055227" calcext:value-type="float">
            <text:p>0.954430300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2462429751978" calcext:value-type="float">
            <text:p>4.246242975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3.1812811288859" calcext:value-type="float">
            <text:p>93.181281128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6" table:style-name="ta46">
        <table:table-column table:style-name="co1" table:number-columns-repeated="7" table:default-cell-style-name="Default"/>
        <table:table-row table:style-name="ro1">
          <table:table-cell table:style-name="ce1" office:value-type="float" office:value="1984" calcext:value-type="float">
            <text:p>198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6.6244737562588" calcext:value-type="float">
            <text:p>26.624473756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9968941855435" calcext:value-type="float">
            <text:p>0.29996894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6.6261831791733" calcext:value-type="float">
            <text:p>16.626183179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7290525035229" calcext:value-type="float">
            <text:p>0.4872905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6766738076099" calcext:value-type="float">
            <text:p>9.676673807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6314336334658" calcext:value-type="float">
            <text:p>0.59631433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7.89668027029244" calcext:value-type="float">
            <text:p>7.896680270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5283562413482" calcext:value-type="float">
            <text:p>0.68528356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4964862844509" calcext:value-type="float">
            <text:p>7.449648628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9216234162315" calcext:value-type="float">
            <text:p>0.76921623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6.97497390924726" calcext:value-type="float">
            <text:p>6.974973909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7800906377078" calcext:value-type="float">
            <text:p>0.84780090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5.44436262174454" calcext:value-type="float">
            <text:p>5.444362621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9140698842951" calcext:value-type="float">
            <text:p>0.90914069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.48258614994007" calcext:value-type="float">
            <text:p>4.482586149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644481057886" calcext:value-type="float">
            <text:p>0.95964448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3.58185233560721" calcext:value-type="float">
            <text:p>3.581852335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8.7574346583186" calcext:value-type="float">
            <text:p>88.757434658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7" table:style-name="ta47">
        <table:table-column table:style-name="co1" table:number-columns-repeated="7" table:default-cell-style-name="Default"/>
        <table:table-row table:style-name="ro1">
          <table:table-cell table:style-name="ce1" office:value-type="float" office:value="1985" calcext:value-type="float">
            <text:p>198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6.0532621828636" calcext:value-type="float">
            <text:p>26.053262182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421509424425" calcext:value-type="float">
            <text:p>0.27342150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8.6073520352377" calcext:value-type="float">
            <text:p>18.607352035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8700328796716" calcext:value-type="float">
            <text:p>0.46870032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6436866038563" calcext:value-type="float">
            <text:p>10.643686603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0402765007606" calcext:value-type="float">
            <text:p>0.5804027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8.08636215411981" calcext:value-type="float">
            <text:p>8.08636215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5266815060664" calcext:value-type="float">
            <text:p>0.66526681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42627333685733" calcext:value-type="float">
            <text:p>7.426273336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3203422419471" calcext:value-type="float">
            <text:p>0.74320342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02767059033566" calcext:value-type="float">
            <text:p>7.027670590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6956808350968" calcext:value-type="float">
            <text:p>0.81695680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30031381721528" calcext:value-type="float">
            <text:p>6.300313817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3076793697127" calcext:value-type="float">
            <text:p>0.88307679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5.67633664789162" calcext:value-type="float">
            <text:p>5.676336647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264831773025" calcext:value-type="float">
            <text:p>0.94264831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46481664133705" calcext:value-type="float">
            <text:p>5.464816641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5.2860740097144" calcext:value-type="float">
            <text:p>95.286074009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8" table:style-name="ta48">
        <table:table-column table:style-name="co1" table:number-columns-repeated="7" table:default-cell-style-name="Default"/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4.0994089929232" calcext:value-type="float">
            <text:p>24.099408992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55378242053485" calcext:value-type="float">
            <text:p>0.25537824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0.5959917893001" calcext:value-type="float">
            <text:p>20.595991789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3631236475215" calcext:value-type="float">
            <text:p>0.47363123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93838895674448" calcext:value-type="float">
            <text:p>9.938388956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894702664096" calcext:value-type="float">
            <text:p>0.57894702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76412683855034" calcext:value-type="float">
            <text:p>8.764126838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1819316821188" calcext:value-type="float">
            <text:p>0.67181931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25747028592925" calcext:value-type="float">
            <text:p>8.257470285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9322634684657" calcext:value-type="float">
            <text:p>0.75932263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22338581604808" calcext:value-type="float">
            <text:p>7.22338581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5867896517348" calcext:value-type="float">
            <text:p>0.83586789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68688540956486" calcext:value-type="float">
            <text:p>6.68688540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6727934670534" calcext:value-type="float">
            <text:p>0.90672793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30321635658276" calcext:value-type="float">
            <text:p>5.30321635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2925415312947" calcext:value-type="float">
            <text:p>0.96292541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4986362676462" calcext:value-type="float">
            <text:p>3.498636267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94.3675107132892" calcext:value-type="float">
            <text:p>94.367510713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49" table:style-name="ta49">
        <table:table-column table:style-name="co1" table:number-columns-repeated="7" table:default-cell-style-name="Default"/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0.9089660335462" calcext:value-type="float">
            <text:p>10.908966033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53199763547058" calcext:value-type="float">
            <text:p>0.45319976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60293823126496" calcext:value-type="float">
            <text:p>4.602938231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644423249954126" calcext:value-type="float">
            <text:p>0.644423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43576938464501" calcext:value-type="float">
            <text:p>2.435769384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45614334955372" calcext:value-type="float">
            <text:p>0.7456143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28701909369559" calcext:value-type="float">
            <text:p>0.82870190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.96899102888134" calcext:value-type="float">
            <text:p>1.968991028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910501253686082" calcext:value-type="float">
            <text:p>0.91050125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.2504988127638" calcext:value-type="float">
            <text:p>1.250498812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62451710266265" calcext:value-type="float">
            <text:p>0.96245171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0.564439925384249" calcext:value-type="float">
            <text:p>0.564439925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85900682417616" calcext:value-type="float">
            <text:p>0.98590068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0.339384503201392" calcext:value-type="float">
            <text:p>0.339384503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4.070987919687" calcext:value-type="float">
            <text:p>24.070987919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0" table:style-name="ta50">
        <table:table-column table:style-name="co1" table:number-columns-repeated="7" table:default-cell-style-name="Default"/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2.5225244684176" calcext:value-type="float">
            <text:p>22.522524468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1239078409103" calcext:value-type="float">
            <text:p>0.28123907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5.3749765888404" calcext:value-type="float">
            <text:p>15.374976588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3226626362283" calcext:value-type="float">
            <text:p>0.47322662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94049143677046" calcext:value-type="float">
            <text:p>7.940491436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2379654120081" calcext:value-type="float">
            <text:p>0.57237965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39143649651512" calcext:value-type="float">
            <text:p>7.391436496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64676625150761" calcext:value-type="float">
            <text:p>0.66467662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.51289283438273" calcext:value-type="float">
            <text:p>6.512892834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46003209170573" calcext:value-type="float">
            <text:p>0.746003209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15176947546287" calcext:value-type="float">
            <text:p>6.151769475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2820440750918" calcext:value-type="float">
            <text:p>0.82282044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77307524869494" calcext:value-type="float">
            <text:p>5.773075248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4908912218941" calcext:value-type="float">
            <text:p>0.89490891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11796772050701" calcext:value-type="float">
            <text:p>5.117967720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8817046809328" calcext:value-type="float">
            <text:p>0.95881704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29806254580796" calcext:value-type="float">
            <text:p>3.298062545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0831968153991" calcext:value-type="float">
            <text:p>80.083196815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1" table:style-name="ta51">
        <table:table-column table:style-name="co1" table:number-columns-repeated="7" table:default-cell-style-name="Default"/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5.4127066203672" calcext:value-type="float">
            <text:p>25.412706620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3736702724352" calcext:value-type="float">
            <text:p>0.293736702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8.9157563501608" calcext:value-type="float">
            <text:p>18.915756350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2377400184748" calcext:value-type="float">
            <text:p>0.51237740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02304370102659" calcext:value-type="float">
            <text:p>9.02304370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6671647345068" calcext:value-type="float">
            <text:p>0.61667164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7.74833611249733" calcext:value-type="float">
            <text:p>7.748336112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6231989550447" calcext:value-type="float">
            <text:p>0.70623198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17551432514946" calcext:value-type="float">
            <text:p>7.175514325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9171282468248" calcext:value-type="float">
            <text:p>0.78917128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55994477841134" calcext:value-type="float">
            <text:p>6.559944778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4995419505271" calcext:value-type="float">
            <text:p>0.86499541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98737334713764" calcext:value-type="float">
            <text:p>4.987373347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2642746259101" calcext:value-type="float">
            <text:p>0.92264274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6168163525428" calcext:value-type="float">
            <text:p>3.616816352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4448277862885" calcext:value-type="float">
            <text:p>0.96444827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7576641304901" calcext:value-type="float">
            <text:p>3.07576641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6.5152580003422" calcext:value-type="float">
            <text:p>86.515258000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2" table:style-name="ta52">
        <table:table-column table:style-name="co1" table:number-columns-repeated="7" table:default-cell-style-name="Default"/>
        <table:table-row table:style-name="ro1">
          <table:table-cell table:style-name="ce1" office:value-type="float" office:value="1989" calcext:value-type="float">
            <text:p>198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3.8277792925382" calcext:value-type="float">
            <text:p>23.827779292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9232919563799" calcext:value-type="float">
            <text:p>0.27923291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9.1598586821023" calcext:value-type="float">
            <text:p>19.159858682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3763422912411" calcext:value-type="float">
            <text:p>0.50376342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95793777292704" calcext:value-type="float">
            <text:p>8.957937772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8739681375094" calcext:value-type="float">
            <text:p>0.60873968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22434556405947" calcext:value-type="float">
            <text:p>8.22434556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5119121320346" calcext:value-type="float">
            <text:p>0.70511912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23291961850957" calcext:value-type="float">
            <text:p>7.232919618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988024140841" calcext:value-type="float">
            <text:p>0.78988024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5.7688279598724" calcext:value-type="float">
            <text:p>5.768827959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7483967879088" calcext:value-type="float">
            <text:p>0.85748396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8710380028319" calcext:value-type="float">
            <text:p>4.887103800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4754947503772" calcext:value-type="float">
            <text:p>0.91475494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44854213887755" calcext:value-type="float">
            <text:p>4.448542138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6886511842642" calcext:value-type="float">
            <text:p>0.96688651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2.82567287786895" calcext:value-type="float">
            <text:p>2.825672877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5.3329877070386" calcext:value-type="float">
            <text:p>85.33298770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3" table:style-name="ta53">
        <table:table-column table:style-name="co1" table:number-columns-repeated="7" table:default-cell-style-name="Default"/>
        <table:table-row table:style-name="ro1">
          <table:table-cell table:style-name="ce1" office:value-type="float" office:value="1990" calcext:value-type="float">
            <text:p>199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3.9671724519959" calcext:value-type="float">
            <text:p>23.96717245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8954711971644" calcext:value-type="float">
            <text:p>0.2989547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5.6767346220337" calcext:value-type="float">
            <text:p>15.67673462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4498583196874" calcext:value-type="float">
            <text:p>0.49449858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7.79477257637389" calcext:value-type="float">
            <text:p>7.794772576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1726739547886" calcext:value-type="float">
            <text:p>0.59172673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28425418413313" calcext:value-type="float">
            <text:p>7.284254184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2586940763003" calcext:value-type="float">
            <text:p>0.68258694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65671533632966" calcext:value-type="float">
            <text:p>6.656715336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5619531279701" calcext:value-type="float">
            <text:p>0.76561953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09439893427761" calcext:value-type="float">
            <text:p>5.094398934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9164556005334" calcext:value-type="float">
            <text:p>0.8291645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8378315427664" calcext:value-type="float">
            <text:p>4.837831542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9509285377639" calcext:value-type="float">
            <text:p>0.889509285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64589123530679" calcext:value-type="float">
            <text:p>4.645891235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7459845832136" calcext:value-type="float">
            <text:p>0.94745984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21213944844963" calcext:value-type="float">
            <text:p>4.212139448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1699103316667" calcext:value-type="float">
            <text:p>80.169910331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4" table:style-name="ta54">
        <table:table-column table:style-name="co1" table:number-columns-repeated="7" table:default-cell-style-name="Default"/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.82842712474619" calcext:value-type="float">
            <text:p>2.82842712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 table:number-columns-repeated="2"/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 table:number-columns-repeated="2"/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 table:number-columns-repeated="2"/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 table:number-columns-repeated="2"/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 table:number-columns-repeated="2"/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 table:number-columns-repeated="2"/>
          <table:table-cell office:value-type="string" calcext:value-type="string">
            <text:p>V1-7</text:p>
          </table:table-cell>
          <table:table-cell table:formula="of:=SUM([.E2:.E8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 table:number-columns-repeated="2"/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.82842712474619" calcext:value-type="float">
            <text:p>2.828427124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5" table:style-name="ta55">
        <table:table-column table:style-name="co1" table:number-columns-repeated="7" table:default-cell-style-name="Default"/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3.02300434619" calcext:value-type="float">
            <text:p>23.023004346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4351872823575" calcext:value-type="float">
            <text:p>0.28435187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4.0323763129227" calcext:value-type="float">
            <text:p>14.032376312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7662550472171" calcext:value-type="float">
            <text:p>0.45766255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8.16675468770836" calcext:value-type="float">
            <text:p>8.166754687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58528273964287" calcext:value-type="float">
            <text:p>0.5585282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56632585957776" calcext:value-type="float">
            <text:p>7.566325859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1978238018194" calcext:value-type="float">
            <text:p>0.6519782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02967046048658" calcext:value-type="float">
            <text:p>7.029670460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8800093702842" calcext:value-type="float">
            <text:p>0.73880009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2628004158917" calcext:value-type="float">
            <text:p>6.2628004159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6150512466663" calcext:value-type="float">
            <text:p>0.81615051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8216821827065" calcext:value-type="float">
            <text:p>5.582168218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509459827813" calcext:value-type="float">
            <text:p>0.88509459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72733281933332" calcext:value-type="float">
            <text:p>4.727332819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3480807151006" calcext:value-type="float">
            <text:p>0.94348080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57616687973387" calcext:value-type="float">
            <text:p>4.576166879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80.966600000115" calcext:value-type="float">
            <text:p>80.966600000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6" table:style-name="ta56">
        <table:table-column table:style-name="co1" table:number-columns-repeated="7" table:default-cell-style-name="Default"/>
        <table:table-row table:style-name="ro1">
          <table:table-cell table:style-name="ce1" office:value-type="float" office:value="1992" calcext:value-type="float">
            <text:p>199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5.0471757360828" calcext:value-type="float">
            <text:p>25.047175736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624314026209" calcext:value-type="float">
            <text:p>0.32624314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2.409105324308" calcext:value-type="float">
            <text:p>12.409105324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8787355845783" calcext:value-type="float">
            <text:p>0.48787355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79919740427845" calcext:value-type="float">
            <text:p>7.799197404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9459249375879" calcext:value-type="float">
            <text:p>0.589459249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12016793531983" calcext:value-type="float">
            <text:p>7.120167935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220048179618" calcext:value-type="float">
            <text:p>0.68220048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97134564952299" calcext:value-type="float">
            <text:p>6.971345649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3003282100584" calcext:value-type="float">
            <text:p>0.77300328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99856971932396" calcext:value-type="float">
            <text:p>5.998569719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1135533134943" calcext:value-type="float">
            <text:p>0.85113553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51122151979129" calcext:value-type="float">
            <text:p>4.5112215198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9894855564834" calcext:value-type="float">
            <text:p>0.909894855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3.82450006360474" calcext:value-type="float">
            <text:p>3.824500063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709530234343" calcext:value-type="float">
            <text:p>0.95970953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09328335884405" calcext:value-type="float">
            <text:p>3.093283358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6.7745667110761" calcext:value-type="float">
            <text:p>76.774566711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7" table:style-name="ta57">
        <table:table-column table:style-name="co1" table:number-columns-repeated="7" table:default-cell-style-name="Default"/>
        <table:table-row table:style-name="ro1">
          <table:table-cell table:style-name="ce1" office:value-type="float" office:value="1993" calcext:value-type="float">
            <text:p>199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21.7974235673256" calcext:value-type="float">
            <text:p>21.797423567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860528758089" calcext:value-type="float">
            <text:p>0.308605287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2.8539747057932" calcext:value-type="float">
            <text:p>12.853974705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0590307433651" calcext:value-type="float">
            <text:p>0.49059030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6356547348867" calcext:value-type="float">
            <text:p>6.763565473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86348049699438" calcext:value-type="float">
            <text:p>0.586348049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7928193521266" calcext:value-type="float">
            <text:p>6.079281935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2417788359464" calcext:value-type="float">
            <text:p>0.672417788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2764111121956" calcext:value-type="float">
            <text:p>5.627641111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2093250836291" calcext:value-type="float">
            <text:p>0.75209325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914797623237" calcext:value-type="float">
            <text:p>5.391479762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8425169487106" calcext:value-type="float">
            <text:p>0.82842516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4070906846731" calcext:value-type="float">
            <text:p>4.340709068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988040369136" calcext:value-type="float">
            <text:p>0.88988040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12939264424596" calcext:value-type="float">
            <text:p>4.12939264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4834384550942" calcext:value-type="float">
            <text:p>0.94834384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64857999717603" calcext:value-type="float">
            <text:p>3.6485799972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70.6320482652527" calcext:value-type="float">
            <text:p>70.6320482653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8" table:style-name="ta58">
        <table:table-column table:style-name="co1" table:number-columns-repeated="7" table:default-cell-style-name="Default"/>
        <table:table-row table:style-name="ro1">
          <table:table-cell table:style-name="ce1" office:value-type="float" office:value="1994" calcext:value-type="float">
            <text:p>199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1.1252119172839" calcext:value-type="float">
            <text:p>21.125211917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8701491409056" calcext:value-type="float">
            <text:p>0.30870149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4068164076055" calcext:value-type="float">
            <text:p>12.406816407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0001576996959" calcext:value-type="float">
            <text:p>0.4900015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16085720076134" calcext:value-type="float">
            <text:p>7.160857200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4642766221371" calcext:value-type="float">
            <text:p>0.59464276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87406903464851" calcext:value-type="float">
            <text:p>5.8740690346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0480194917276" calcext:value-type="float">
            <text:p>0.68048019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12592107378157" calcext:value-type="float">
            <text:p>5.125921073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5384981033378" calcext:value-type="float">
            <text:p>0.7553849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6025729997131" calcext:value-type="float">
            <text:p>4.960257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868932071095" calcext:value-type="float">
            <text:p>0.82786893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670653219631" calcext:value-type="float">
            <text:p>4.670653219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6120915549422" calcext:value-type="float">
            <text:p>0.89612091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71668634826003" calcext:value-type="float">
            <text:p>3.716686348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0432636695699" calcext:value-type="float">
            <text:p>0.95043263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39201812470943" calcext:value-type="float">
            <text:p>3.392018124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8.4324906266526" calcext:value-type="float">
            <text:p>68.432490626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59" table:style-name="ta59">
        <table:table-column table:style-name="co1" table:number-columns-repeated="7" table:default-cell-style-name="Default"/>
        <table:table-row table:style-name="ro1">
          <table:table-cell table:style-name="ce1" office:value-type="float" office:value="1995" calcext:value-type="float">
            <text:p>199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1.459083487973" calcext:value-type="float">
            <text:p>21.45908348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38581306971" calcext:value-type="float">
            <text:p>0.32385813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2271628382278" calcext:value-type="float">
            <text:p>12.227162838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8389129084654" calcext:value-type="float">
            <text:p>0.50838912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26862571723921" calcext:value-type="float">
            <text:p>6.268625717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2994539793955" calcext:value-type="float">
            <text:p>0.60299453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83093581151652" calcext:value-type="float">
            <text:p>5.830935811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994382526795" calcext:value-type="float">
            <text:p>0.69099438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19404123555204" calcext:value-type="float">
            <text:p>5.194041235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9382282282734" calcext:value-type="float">
            <text:p>0.76938228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72319216099013" calcext:value-type="float">
            <text:p>4.72319216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0664179528661" calcext:value-type="float">
            <text:p>0.840664179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87583225012924" calcext:value-type="float">
            <text:p>3.875832250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157814083273" calcext:value-type="float">
            <text:p>0.89915781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53626671421454" calcext:value-type="float">
            <text:p>3.53626671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526762871499" calcext:value-type="float">
            <text:p>0.95252676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14561242230365" calcext:value-type="float">
            <text:p>3.145612422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2607526381461" calcext:value-type="float">
            <text:p>66.260752638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0" table:style-name="ta60">
        <table:table-column table:style-name="co1" table:number-columns-repeated="7" table:default-cell-style-name="Default"/>
        <table:table-row table:style-name="ro1">
          <table:table-cell table:style-name="ce1" office:value-type="float" office:value="1996" calcext:value-type="float">
            <text:p>199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2.8888064881919" calcext:value-type="float">
            <text:p>22.888806488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42415202176755" calcext:value-type="float">
            <text:p>0.34241520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9380758817656" calcext:value-type="float">
            <text:p>12.938075881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35968058290876" calcext:value-type="float">
            <text:p>0.53596805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14793177700956" calcext:value-type="float">
            <text:p>6.147931777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27940756975696" calcext:value-type="float">
            <text:p>0.6279407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615189841594" calcext:value-type="float">
            <text:p>5.761518984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4132742950322" calcext:value-type="float">
            <text:p>0.7141327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10824476707864" calcext:value-type="float">
            <text:p>5.1082447671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0551784965026" calcext:value-type="float">
            <text:p>0.7905517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2229722420384" calcext:value-type="float">
            <text:p>4.922297224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4189062647869" calcext:value-type="float">
            <text:p>0.86418906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03755860841067" calcext:value-type="float">
            <text:p>4.03755860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4590702546073" calcext:value-type="float">
            <text:p>0.924590702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82170775747302" calcext:value-type="float">
            <text:p>3.821707757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81763226378221" calcext:value-type="float">
            <text:p>0.98176322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.21904045072853" calcext:value-type="float">
            <text:p>1.219040450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8451819390212" calcext:value-type="float">
            <text:p>66.84518193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1" table:style-name="ta61">
        <table:table-column table:style-name="co1" table:number-columns-repeated="7" table:default-cell-style-name="Default"/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3.1548799057456" calcext:value-type="float">
            <text:p>23.154879905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618529588018" calcext:value-type="float">
            <text:p>0.33618529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3645684715245" calcext:value-type="float">
            <text:p>12.364568471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5706248998956" calcext:value-type="float">
            <text:p>0.5157062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81933893739564" calcext:value-type="float">
            <text:p>6.8193389374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4716111615722" calcext:value-type="float">
            <text:p>0.61471611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27445356793306" calcext:value-type="float">
            <text:p>6.274453567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5814793094895" calcext:value-type="float">
            <text:p>0.70581479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590359150054" calcext:value-type="float">
            <text:p>5.55903591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6526338199083" calcext:value-type="float">
            <text:p>0.786526338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72480733510135" calcext:value-type="float">
            <text:p>4.724807335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5125733160046" calcext:value-type="float">
            <text:p>0.85512573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88271312304174" calcext:value-type="float">
            <text:p>3.88271312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1498777002253" calcext:value-type="float">
            <text:p>0.9114987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37702147018481" calcext:value-type="float">
            <text:p>3.377021470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0529692591934" calcext:value-type="float">
            <text:p>0.96052969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71853123582884" calcext:value-type="float">
            <text:p>2.718531235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8.875349961761" calcext:value-type="float">
            <text:p>68.875349961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2" table:style-name="ta62">
        <table:table-column table:style-name="co1" table:number-columns-repeated="7" table:default-cell-style-name="Default"/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1.2315101524301" calcext:value-type="float">
            <text:p>21.231510152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5374638890365" calcext:value-type="float">
            <text:p>0.31537463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6571112256174" calcext:value-type="float">
            <text:p>12.657111225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3384434402597" calcext:value-type="float">
            <text:p>0.503384434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76960032191802" calcext:value-type="float">
            <text:p>6.769600321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3940647391179" calcext:value-type="float">
            <text:p>0.603940647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31493601272747" calcext:value-type="float">
            <text:p>6.314936012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7743238461308" calcext:value-type="float">
            <text:p>0.69774323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4738129295423" calcext:value-type="float">
            <text:p>5.34738129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7173690283479" calcext:value-type="float">
            <text:p>0.777173690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44170972600848" calcext:value-type="float">
            <text:p>4.441709726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3151220418584" calcext:value-type="float">
            <text:p>0.84315122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23128255621095" calcext:value-type="float">
            <text:p>4.231282556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6003047661565" calcext:value-type="float">
            <text:p>0.90600304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34520027018156" calcext:value-type="float">
            <text:p>3.345200270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692934045069" calcext:value-type="float">
            <text:p>0.9556929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98282044477751" calcext:value-type="float">
            <text:p>2.982820444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7.3215520028256" calcext:value-type="float">
            <text:p>67.321552002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3" table:style-name="ta63">
        <table:table-column table:style-name="co1" table:number-columns-repeated="7" table:default-cell-style-name="Default"/>
        <table:table-row table:style-name="ro1">
          <table:table-cell table:style-name="ce1" office:value-type="float" office:value="1999" calcext:value-type="float">
            <text:p>199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9.8607132597642" calcext:value-type="float">
            <text:p>19.860713259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6478159629023" calcext:value-type="float">
            <text:p>0.30647815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6222105855425" calcext:value-type="float">
            <text:p>13.622210585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6687630745753" calcext:value-type="float">
            <text:p>0.51668763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90507854064087" calcext:value-type="float">
            <text:p>6.905078540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23242502947488" calcext:value-type="float">
            <text:p>0.62324250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8671473483489" calcext:value-type="float">
            <text:p>5.686714734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0996343581112" calcext:value-type="float">
            <text:p>0.71099634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9914238118035" calcext:value-type="float">
            <text:p>5.599142381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7398822185014" calcext:value-type="float">
            <text:p>0.79739882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14109517536073" calcext:value-type="float">
            <text:p>4.141095175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1301624244211" calcext:value-type="float">
            <text:p>0.86130162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48764802840304" calcext:value-type="float">
            <text:p>3.48764802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5120836837357" calcext:value-type="float">
            <text:p>0.91512083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0489707565591" calcext:value-type="float">
            <text:p>3.0489707566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2170654938605" calcext:value-type="float">
            <text:p>0.96217065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45145616894361" calcext:value-type="float">
            <text:p>2.451456168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4.8030296312293" calcext:value-type="float">
            <text:p>64.803029631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4" table:style-name="ta64">
        <table:table-column table:style-name="co1" table:number-columns-repeated="7" table:default-cell-style-name="Default"/>
        <table:table-row table:style-name="ro1">
          <table:table-cell table:style-name="ce1" office:value-type="float" office:value="2000" calcext:value-type="float">
            <text:p>200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0.4828321829688" calcext:value-type="float">
            <text:p>20.48283218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1347629740887" calcext:value-type="float">
            <text:p>0.331347629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4.0849469173826" calcext:value-type="float">
            <text:p>14.084946917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59197652355509" calcext:value-type="float">
            <text:p>0.55919765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1740137724031" calcext:value-type="float">
            <text:p>6.017401377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56540230068272" calcext:value-type="float">
            <text:p>0.65654023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81995565821201" calcext:value-type="float">
            <text:p>5.81995565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50688758715061" calcext:value-type="float">
            <text:p>0.75068875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70512014075678" calcext:value-type="float">
            <text:p>4.705120140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26802764452128" calcext:value-type="float">
            <text:p>0.826802764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3.80992567372904" calcext:value-type="float">
            <text:p>3.8099256737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88435346811942" calcext:value-type="float">
            <text:p>0.888435346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07039126445213" calcext:value-type="float">
            <text:p>3.070391264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38104594636922" calcext:value-type="float">
            <text:p>0.938104594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45441013888292" calcext:value-type="float">
            <text:p>2.454410138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77809210417891" calcext:value-type="float">
            <text:p>0.97780921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.37176239761651" calcext:value-type="float">
            <text:p>1.3717623976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1.8167457512411" calcext:value-type="float">
            <text:p>61.816745751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5" table:style-name="ta65">
        <table:table-column table:style-name="co1" table:number-columns-repeated="7" table:default-cell-style-name="Default"/>
        <table:table-row table:style-name="ro1">
          <table:table-cell table:style-name="ce1" office:value-type="float" office:value="2001" calcext:value-type="float">
            <text:p>200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9.1390483286508" calcext:value-type="float">
            <text:p>19.139048328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89072272999461" calcext:value-type="float">
            <text:p>0.2890722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4.0035793730377" calcext:value-type="float">
            <text:p>14.00357937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057947283408" calcext:value-type="float">
            <text:p>0.50057947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92682910778501" calcext:value-type="float">
            <text:p>6.926829107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5200883495798" calcext:value-type="float">
            <text:p>0.60520088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6004527397873" calcext:value-type="float">
            <text:p>5.6600452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689050124207" calcext:value-type="float">
            <text:p>0.69068905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1524448661765" calcext:value-type="float">
            <text:p>5.415244486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2479795709556" calcext:value-type="float">
            <text:p>0.772479795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57980689932364" calcext:value-type="float">
            <text:p>4.579806899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1652262780672" calcext:value-type="float">
            <text:p>0.84165226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40359238050189" calcext:value-type="float">
            <text:p>4.403592380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8163221786361" calcext:value-type="float">
            <text:p>0.90816322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48901764781348" calcext:value-type="float">
            <text:p>3.489017647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0860631013279" calcext:value-type="float">
            <text:p>0.9608606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59135982436873" calcext:value-type="float">
            <text:p>2.591359824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2085233220776" calcext:value-type="float">
            <text:p>66.2085233221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6" table:style-name="ta66">
        <table:table-column table:style-name="co1" table:number-columns-repeated="7" table:default-cell-style-name="Default"/>
        <table:table-row table:style-name="ro1">
          <table:table-cell table:style-name="ce1" office:value-type="float" office:value="2002" calcext:value-type="float">
            <text:p>200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0.07046856309" calcext:value-type="float">
            <text:p>20.070468563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0914562048731" calcext:value-type="float">
            <text:p>0.3109145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9924482954437" calcext:value-type="float">
            <text:p>11.992448295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6691331432529" calcext:value-type="float">
            <text:p>0.496691331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58373583634686" calcext:value-type="float">
            <text:p>7.583735836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4172091726649" calcext:value-type="float">
            <text:p>0.61417209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8258487980134" calcext:value-type="float">
            <text:p>5.782584879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03750959293269" calcext:value-type="float">
            <text:p>0.70375095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50219708704968" calcext:value-type="float">
            <text:p>5.50219708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898629858036" calcext:value-type="float">
            <text:p>0.78898629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06161004924589" calcext:value-type="float">
            <text:p>4.061610049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1905293505887" calcext:value-type="float">
            <text:p>0.851905293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45869552842965" calcext:value-type="float">
            <text:p>3.4586955284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5484451466316" calcext:value-type="float">
            <text:p>0.90548445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2238548942589" calcext:value-type="float">
            <text:p>3.2238548943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425658838051" calcext:value-type="float">
            <text:p>0.95542565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87740756533343" calcext:value-type="float">
            <text:p>2.877407565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4.5530026989995" calcext:value-type="float">
            <text:p>64.55300269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7" table:style-name="ta67">
        <table:table-column table:style-name="co1" table:number-columns-repeated="7" table:default-cell-style-name="Default"/>
        <table:table-row table:style-name="ro1">
          <table:table-cell table:style-name="ce1" office:value-type="float" office:value="2003" calcext:value-type="float">
            <text:p>200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9.8003204179122" calcext:value-type="float">
            <text:p>19.8003204179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9707378077018" calcext:value-type="float">
            <text:p>0.32970737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9282227023961" calcext:value-type="float">
            <text:p>12.928222702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44983207984636" calcext:value-type="float">
            <text:p>0.5449832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80473151719735" calcext:value-type="float">
            <text:p>5.804731517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41641381619281" calcext:value-type="float">
            <text:p>0.641641381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86958317445159" calcext:value-type="float">
            <text:p>4.869583174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22727821984355" calcext:value-type="float">
            <text:p>0.7227278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42370672040648" calcext:value-type="float">
            <text:p>4.423706720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6389697821852" calcext:value-type="float">
            <text:p>0.79638969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3.5090396501841" calcext:value-type="float">
            <text:p>3.509039650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54820886722405" calcext:value-type="float">
            <text:p>0.85482088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18930600769359" calcext:value-type="float">
            <text:p>3.1893060077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7927993046334" calcext:value-type="float">
            <text:p>0.9079279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93751092005468" calcext:value-type="float">
            <text:p>2.937510920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6842303677776" calcext:value-type="float">
            <text:p>0.95684230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59180192042705" calcext:value-type="float">
            <text:p>2.591801920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0.0542230307231" calcext:value-type="float">
            <text:p>60.054223030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8" table:style-name="ta68">
        <table:table-column table:style-name="co1" table:number-columns-repeated="7" table:default-cell-style-name="Default"/>
        <table:table-row table:style-name="ro1">
          <table:table-cell table:style-name="ce1" office:value-type="float" office:value="2004" calcext:value-type="float">
            <text:p>200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8.43186037216" calcext:value-type="float">
            <text:p>18.431860372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7533579310601" calcext:value-type="float">
            <text:p>0.27753357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6288311909981" calcext:value-type="float">
            <text:p>12.62883119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67689355894119" calcext:value-type="float">
            <text:p>0.46768935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7.42774031276235" calcext:value-type="float">
            <text:p>7.427740312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79530879949079" calcext:value-type="float">
            <text:p>0.57953087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13640438912616" calcext:value-type="float">
            <text:p>6.136404389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71928404660356" calcext:value-type="float">
            <text:p>0.67192840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307434906407" calcext:value-type="float">
            <text:p>5.430743490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5370059959038" calcext:value-type="float">
            <text:p>0.75370059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0433629295083" calcext:value-type="float">
            <text:p>4.90433629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27546536899096" calcext:value-type="float">
            <text:p>0.82754653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30081512730406" calcext:value-type="float">
            <text:p>4.300815127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2305090410968" calcext:value-type="float">
            <text:p>0.89230509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98348332610596" calcext:value-type="float">
            <text:p>3.983483326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285491916621" calcext:value-type="float">
            <text:p>0.952285491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16886753993431" calcext:value-type="float">
            <text:p>3.1688675399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6.4130820419824" calcext:value-type="float">
            <text:p>66.41308204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69" table:style-name="ta69">
        <table:table-column table:style-name="co1" table:number-columns-repeated="7" table:default-cell-style-name="Default"/>
        <table:table-row table:style-name="ro1">
          <table:table-cell table:style-name="ce1" office:value-type="float" office:value="2005" calcext:value-type="float">
            <text:p>200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0447841811641" calcext:value-type="float">
            <text:p>13.044784181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441156632649571" calcext:value-type="float">
            <text:p>0.441156632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1442175234317" calcext:value-type="float">
            <text:p>4.8144217523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603973744755218" calcext:value-type="float">
            <text:p>0.60397374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30471979127746" calcext:value-type="float">
            <text:p>3.304719791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715734816055691" calcext:value-type="float">
            <text:p>0.715734816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8027677127889" calcext:value-type="float">
            <text:p>3.080276771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819905533575744" calcext:value-type="float">
            <text:p>0.819905533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2.14954986036188" calcext:value-type="float">
            <text:p>2.1495498604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92600348985483" calcext:value-type="float">
            <text:p>0.8926003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.39837207718541" calcext:value-type="float">
            <text:p>1.398372077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939891366467633" calcext:value-type="float">
            <text:p>0.93989136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.10096159913233" calcext:value-type="float">
            <text:p>1.1009615991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77124371245974" calcext:value-type="float">
            <text:p>0.97712437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0.676421066849839" calcext:value-type="float">
            <text:p>0.676421066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.11568696864606E-015" calcext:value-type="float">
            <text:p>1.11568696864606E-1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29.569507099593" calcext:value-type="float">
            <text:p>29.569507099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0" table:style-name="ta70">
        <table:table-column table:style-name="co1" table:number-columns-repeated="7" table:default-cell-style-name="Default"/>
        <table:table-row table:style-name="ro1">
          <table:table-cell table:style-name="ce1" office:value-type="float" office:value="2005" calcext:value-type="float">
            <text:p>200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7.1429943973004" calcext:value-type="float">
            <text:p>17.142994397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151469505934" calcext:value-type="float">
            <text:p>0.33151469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0.2975067610465" calcext:value-type="float">
            <text:p>10.29750676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30649964816961" calcext:value-type="float">
            <text:p>0.530649964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27538195977774" calcext:value-type="float">
            <text:p>5.2753819598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32666368788526" calcext:value-type="float">
            <text:p>0.63266636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81639760527686" calcext:value-type="float">
            <text:p>4.8163976053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2580684042336" calcext:value-type="float">
            <text:p>0.725806840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3.74953191949705" calcext:value-type="float">
            <text:p>3.7495319195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8316047513988" calcext:value-type="float">
            <text:p>0.79831604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29973653950324" calcext:value-type="float">
            <text:p>3.299736539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2127020516572" calcext:value-type="float">
            <text:p>0.86212702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66681793919278" calcext:value-type="float">
            <text:p>2.666817939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13698485536096" calcext:value-type="float">
            <text:p>0.913698485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2.36277098423987" calcext:value-type="float">
            <text:p>2.362770984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9390229007627" calcext:value-type="float">
            <text:p>0.9593902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2.09997652283045" calcext:value-type="float">
            <text:p>2.099976522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1.7111146286648" calcext:value-type="float">
            <text:p>51.711114628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1" table:style-name="ta71">
        <table:table-column table:style-name="co1" table:number-columns-repeated="7" table:default-cell-style-name="Default"/>
        <table:table-row table:style-name="ro1">
          <table:table-cell table:style-name="ce1" office:value-type="float" office:value="2006" calcext:value-type="float">
            <text:p>2006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8.1988740801333" calcext:value-type="float">
            <text:p>18.198874080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8929047245318" calcext:value-type="float">
            <text:p>0.29892904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3.5329477089231" calcext:value-type="float">
            <text:p>13.5329477089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21217038647228" calcext:value-type="float">
            <text:p>0.521217038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65699633787024" calcext:value-type="float">
            <text:p>6.656996337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30562790699409" calcext:value-type="float">
            <text:p>0.63056279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5.23023342821951" calcext:value-type="float">
            <text:p>5.2302334282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6472978806872" calcext:value-type="float">
            <text:p>0.71647297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22006350131322" calcext:value-type="float">
            <text:p>4.220063501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85790429777062" calcext:value-type="float">
            <text:p>0.78579042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80288925042804" calcext:value-type="float">
            <text:p>3.8028892504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8255506210053" calcext:value-type="float">
            <text:p>0.84825550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45052115895617" calcext:value-type="float">
            <text:p>3.45052115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4932693930835" calcext:value-type="float">
            <text:p>0.904932693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3.07206033081986" calcext:value-type="float">
            <text:p>3.072060330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5393401759712" calcext:value-type="float">
            <text:p>0.95539340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2.71566069607113" calcext:value-type="float">
            <text:p>2.7156606961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0.8802464927346" calcext:value-type="float">
            <text:p>60.880246492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2" table:style-name="ta72">
        <table:table-column table:style-name="co1" table:number-columns-repeated="7" table:default-cell-style-name="Default"/>
        <table:table-row table:style-name="ro1">
          <table:table-cell table:style-name="ce1" office:value-type="float" office:value="2007" calcext:value-type="float">
            <text:p>2007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7.1300123746367" calcext:value-type="float">
            <text:p>17.130012374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69099296557903" calcext:value-type="float">
            <text:p>0.269099296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9500138134379" calcext:value-type="float">
            <text:p>11.9500138134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56824806658217" calcext:value-type="float">
            <text:p>0.45682480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93447518108464" calcext:value-type="float">
            <text:p>6.9344751811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65760069074669" calcext:value-type="float">
            <text:p>0.56576006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68178345610372" calcext:value-type="float">
            <text:p>5.681783456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55016509630175" calcext:value-type="float">
            <text:p>0.65501650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5.22660212171972" calcext:value-type="float">
            <text:p>5.2266021217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37122402117754" calcext:value-type="float">
            <text:p>0.73712240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93682377578929" calcext:value-type="float">
            <text:p>4.936823775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14676100050994" calcext:value-type="float">
            <text:p>0.814676100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65243467551289" calcext:value-type="float">
            <text:p>4.652434675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87762264326965" calcext:value-type="float">
            <text:p>0.887762264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4.08815962848723" calcext:value-type="float">
            <text:p>4.088159628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1984102360848" calcext:value-type="float">
            <text:p>0.951984102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05654058282152" calcext:value-type="float">
            <text:p>3.056540582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3.6568456095936" calcext:value-type="float">
            <text:p>63.656845609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3" table:style-name="ta73">
        <table:table-column table:style-name="co1" table:number-columns-repeated="7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2896351347231" calcext:value-type="float">
            <text:p>18.2896351347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8131226886585" calcext:value-type="float">
            <text:p>0.27813122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4.8784468656147" calcext:value-type="float">
            <text:p>14.8784468656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4388374742088" calcext:value-type="float">
            <text:p>0.50438837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6.93938016891869" calcext:value-type="float">
            <text:p>6.939380168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9915811784807" calcext:value-type="float">
            <text:p>0.60991581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7257290974131" calcext:value-type="float">
            <text:p>5.472572909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3137451057584" calcext:value-type="float">
            <text:p>0.693137451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95359051563944" calcext:value-type="float">
            <text:p>4.9535905156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8466903912161" calcext:value-type="float">
            <text:p>0.768466903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6069529479745" calcext:value-type="float">
            <text:p>4.60695294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8525025148067" calcext:value-type="float">
            <text:p>0.838525025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19782617291024" calcext:value-type="float">
            <text:p>4.1978261729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2361538841636" calcext:value-type="float">
            <text:p>0.90236153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31298303682193" calcext:value-type="float">
            <text:p>3.3129830368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2742206902988" calcext:value-type="float">
            <text:p>0.95274220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10762585953367" calcext:value-type="float">
            <text:p>3.107625859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5.7590136118776" calcext:value-type="float">
            <text:p>65.7590136119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4" table:style-name="ta74">
        <table:table-column table:style-name="co1" table:number-columns-repeated="7" table:default-cell-style-name="Default"/>
        <table:table-row table:style-name="ro1">
          <table:table-cell table:style-name="ce1" office:value-type="float" office:value="2009" calcext:value-type="float">
            <text:p>200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4424494262205" calcext:value-type="float">
            <text:p>18.4424494262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22335336652059" calcext:value-type="float">
            <text:p>0.322335336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1604185836697" calcext:value-type="float">
            <text:p>10.1604185837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9918144065737" calcext:value-type="float">
            <text:p>0.49991814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0649081219512" calcext:value-type="float">
            <text:p>5.7064908122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965563524929" calcext:value-type="float">
            <text:p>0.599655635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7500308700499" calcext:value-type="float">
            <text:p>5.375003087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359941622517" calcext:value-type="float">
            <text:p>0.693599416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4997687772152" calcext:value-type="float">
            <text:p>4.49976877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2245937093376" calcext:value-type="float">
            <text:p>0.77224593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06095846754924" calcext:value-type="float">
            <text:p>4.0609584675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3222974064748" calcext:value-type="float">
            <text:p>0.843222974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48346352718491" calcext:value-type="float">
            <text:p>3.483463527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4106610657722" calcext:value-type="float">
            <text:p>0.904106610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1054357731318" calcext:value-type="float">
            <text:p>3.105435773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8383114946823" calcext:value-type="float">
            <text:p>0.95838311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38111435699813" calcext:value-type="float">
            <text:p>2.38111435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7.2151028111696" calcext:value-type="float">
            <text:p>57.215102811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5" table:style-name="ta75">
        <table:table-column table:style-name="co1" table:number-columns-repeated="7" table:default-cell-style-name="Default"/>
        <table:table-row table:style-name="ro1">
          <table:table-cell table:style-name="ce1" office:value-type="float" office:value="2009" calcext:value-type="float">
            <text:p>2009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9.61400344280546" calcext:value-type="float">
            <text:p>9.614003442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73451161294544" calcext:value-type="float">
            <text:p>0.273451161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2516944815249" calcext:value-type="float">
            <text:p>7.251694481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79711153723627" calcext:value-type="float">
            <text:p>0.47971115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39948512189103" calcext:value-type="float">
            <text:p>4.399485121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4845737129612" calcext:value-type="float">
            <text:p>0.60484573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83113654506763" calcext:value-type="float">
            <text:p>3.831136545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3814778336966" calcext:value-type="float">
            <text:p>0.713814778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2.78000860223472" calcext:value-type="float">
            <text:p>2.780008602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92886580756466" calcext:value-type="float">
            <text:p>0.79288658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54600461426588" calcext:value-type="float">
            <text:p>2.5460046143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65302606252408" calcext:value-type="float">
            <text:p>0.86530260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.94919042745887" calcext:value-type="float">
            <text:p>1.9491904275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0743442023245" calcext:value-type="float">
            <text:p>0.9207434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.5643585038939" calcext:value-type="float">
            <text:p>1.5643585039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5238500935555" calcext:value-type="float">
            <text:p>0.965238500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1.22214573929957" calcext:value-type="float">
            <text:p>1.2221457393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35.158027478442" calcext:value-type="float">
            <text:p>35.158027478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6" table:style-name="ta76">
        <table:table-column table:style-name="co1" table:number-columns-repeated="7" table:default-cell-style-name="Default"/>
        <table:table-row table:style-name="ro1">
          <table:table-cell table:style-name="ce1" office:value-type="float" office:value="2010" calcext:value-type="float">
            <text:p>2010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9.7779297404492" calcext:value-type="float">
            <text:p>19.7779297404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8177139562316" calcext:value-type="float">
            <text:p>0.3181771396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2.487677388456" calcext:value-type="float">
            <text:p>12.487677388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19072456887156" calcext:value-type="float">
            <text:p>0.519072456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64371936187385" calcext:value-type="float">
            <text:p>5.643719361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986570504907" calcext:value-type="float">
            <text:p>0.6098657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98501231740667" calcext:value-type="float">
            <text:p>4.98501231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0062013795757" calcext:value-type="float">
            <text:p>0.69006201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61413596331219" calcext:value-type="float">
            <text:p>4.6141359633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4291854917892" calcext:value-type="float">
            <text:p>0.76429185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4.37272508218836" calcext:value-type="float">
            <text:p>4.372725082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4638002214474" calcext:value-type="float">
            <text:p>0.834638002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4.07158359822329" calcext:value-type="float">
            <text:p>4.071583598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0139540533828" calcext:value-type="float">
            <text:p>0.900139540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3.78748190519537" calcext:value-type="float">
            <text:p>3.7874819052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1070597249764" calcext:value-type="float">
            <text:p>0.961070597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41985641548903" calcext:value-type="float">
            <text:p>2.4198564155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2.1601217725939" calcext:value-type="float">
            <text:p>62.1601217726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7" table:style-name="ta77">
        <table:table-column table:style-name="co1" table:number-columns-repeated="7" table:default-cell-style-name="Default"/>
        <table:table-row table:style-name="ro1">
          <table:table-cell table:style-name="ce1" office:value-type="float" office:value="2011" calcext:value-type="float">
            <text:p>2011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9.1117737595007" calcext:value-type="float">
            <text:p>19.1117737595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01460532135011" calcext:value-type="float">
            <text:p>0.30146053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2.6807158928487" calcext:value-type="float">
            <text:p>12.6807158928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1480447032272" calcext:value-type="float">
            <text:p>0.5014804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1251978885424" calcext:value-type="float">
            <text:p>6.1251978885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598096566401847" calcext:value-type="float">
            <text:p>0.598096566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5.29298564498647" calcext:value-type="float">
            <text:p>5.292985645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81585743764435" calcext:value-type="float">
            <text:p>0.681585743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5.07360036624207" calcext:value-type="float">
            <text:p>5.073600366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61614436312524" calcext:value-type="float">
            <text:p>0.76161443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4.4505668561797" calcext:value-type="float">
            <text:p>4.450566856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31815678209258" calcext:value-type="float">
            <text:p>0.831815678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4.31040311155873" calcext:value-type="float">
            <text:p>4.310403111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89980604017558" calcext:value-type="float">
            <text:p>0.899806040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3.40312573970313" calcext:value-type="float">
            <text:p>3.403125739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348541652877" calcext:value-type="float">
            <text:p>0.953485416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9488974544151" calcext:value-type="float">
            <text:p>2.9488974544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3.397266713977" calcext:value-type="float">
            <text:p>63.397266714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8" table:style-name="ta78">
        <table:table-column table:style-name="co1" table:number-columns-repeated="7" table:default-cell-style-name="Default"/>
        <table:table-row table:style-name="ro1">
          <table:table-cell table:style-name="ce1" office:value-type="float" office:value="2012" calcext:value-type="float">
            <text:p>2012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9.6868538238461" calcext:value-type="float">
            <text:p>19.6868538238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18838598534527" calcext:value-type="float">
            <text:p>0.318838598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3.0854026311167" calcext:value-type="float">
            <text:p>13.0854026311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30763341487191" calcext:value-type="float">
            <text:p>0.530763341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78952124091869" calcext:value-type="float">
            <text:p>6.7895212409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40723087038448" calcext:value-type="float">
            <text:p>0.64072308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5.8192624060828" calcext:value-type="float">
            <text:p>5.8192624061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34968997871224" calcext:value-type="float">
            <text:p>0.734968997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48667976896833" calcext:value-type="float">
            <text:p>4.486679769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7633055948311" calcext:value-type="float">
            <text:p>0.80763305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9084739018107" calcext:value-type="float">
            <text:p>3.908473901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0932776280091" calcext:value-type="float">
            <text:p>0.870932776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26862019531423" calcext:value-type="float">
            <text:p>3.2686201953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3869740791572" calcext:value-type="float">
            <text:p>0.923869740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57392316506166" calcext:value-type="float">
            <text:p>2.573923165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5555733994293" calcext:value-type="float">
            <text:p>0.965555734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12677898171917" calcext:value-type="float">
            <text:p>2.126778981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61.7455161148384" calcext:value-type="float">
            <text:p>61.7455161148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79" table:style-name="ta79">
        <table:table-column table:style-name="co1" table:number-columns-repeated="7" table:default-cell-style-name="Default"/>
        <table:table-row table:style-name="ro1">
          <table:table-cell table:style-name="ce1" office:value-type="float" office:value="2013" calcext:value-type="float">
            <text:p>2013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21.1691311883023" calcext:value-type="float">
            <text:p>21.1691311883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72159687322638" calcext:value-type="float">
            <text:p>0.372159687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9.55986699846095" calcext:value-type="float">
            <text:p>9.559866998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40225021763912" calcext:value-type="float">
            <text:p>0.540225021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08089752760009" calcext:value-type="float">
            <text:p>6.0808975276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47129027525055" calcext:value-type="float">
            <text:p>0.647129027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71966986741941" calcext:value-type="float">
            <text:p>4.7196698674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30102241990062" calcext:value-type="float">
            <text:p>0.73010224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38005719975548" calcext:value-type="float">
            <text:p>4.3800571998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7104963708609" calcext:value-type="float">
            <text:p>0.807104963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64059904124649" calcext:value-type="float">
            <text:p>3.6405990412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110778880358" calcext:value-type="float">
            <text:p>0.871107788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52374199857255" calcext:value-type="float">
            <text:p>3.523741998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3305623197441" calcext:value-type="float">
            <text:p>0.93305623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1474728406827" calcext:value-type="float">
            <text:p>2.1474728407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70809449799616" calcext:value-type="float">
            <text:p>0.970809449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1.66041247265705" calcext:value-type="float">
            <text:p>1.6604124727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6.8818491346971" calcext:value-type="float">
            <text:p>56.881849134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0" table:style-name="ta80">
        <table:table-column table:style-name="co1" table:number-columns-repeated="7" table:default-cell-style-name="Default"/>
        <table:table-row table:style-name="ro1">
          <table:table-cell table:style-name="ce1" office:value-type="float" office:value="2014" calcext:value-type="float">
            <text:p>2014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7.6946985526008" calcext:value-type="float">
            <text:p>17.6946985526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297447177986192" calcext:value-type="float">
            <text:p>0.29744717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2.3928691525246" calcext:value-type="float">
            <text:p>12.3928691525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50577081489996" calcext:value-type="float">
            <text:p>0.505770814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63409174300232" calcext:value-type="float">
            <text:p>6.63409174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17289632900254" calcext:value-type="float">
            <text:p>0.617289632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5.66858571389478" calcext:value-type="float">
            <text:p>5.6685857139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712578333002072" calcext:value-type="float">
            <text:p>0.7125783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5.51601596618289" calcext:value-type="float">
            <text:p>5.516015966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805302341720871" calcext:value-type="float">
            <text:p>0.805302341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85681327804746" calcext:value-type="float">
            <text:p>3.856813278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70135219329079" calcext:value-type="float">
            <text:p>0.870135219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28590295357302" calcext:value-type="float">
            <text:p>3.2859029536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25371117119105" calcext:value-type="float">
            <text:p>0.925371117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54912929654665" calcext:value-type="float">
            <text:p>2.5491292965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68221879076183" calcext:value-type="float">
            <text:p>0.968221879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1.89043403982521" calcext:value-type="float">
            <text:p>1.890434039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9.4885406961977" calcext:value-type="float">
            <text:p>59.4885406962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81" table:style-name="ta81">
        <table:table-column table:style-name="co1" table:number-columns-repeated="7" table:default-cell-style-name="Default"/>
        <table:table-row table:style-name="ro1">
          <table:table-cell table:style-name="ce1" office:value-type="float" office:value="2015" calcext:value-type="float">
            <text:p>2015</text:p>
          </table:table-cell>
          <table:table-cell/>
          <table:table-cell office:value-type="string" calcext:value-type="string">
            <text:p>Judges</text:p>
          </table:table-cell>
          <table:table-cell/>
          <table:table-cell office:value-type="string" calcext:value-type="string">
            <text:p>Singular Values</text:p>
          </table:table-cell>
          <table:table-cell/>
          <table:table-cell office:value-type="string" calcext:value-type="string">
            <text:p>Proporti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5865954771096" calcext:value-type="float">
            <text:p>18.5865954771</text:p>
          </table:table-cell>
          <table:table-cell table:style-name="ce2" office:value-type="string" calcext:value-type="string">
            <text:p>V1</text:p>
          </table:table-cell>
          <table:table-cell table:formula="of:=[.E2]/[.E12]" office:value-type="float" office:value="0.338578074722254" calcext:value-type="float">
            <text:p>0.338578074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33139762424416" calcext:value-type="float">
            <text:p>8.3313976242</text:p>
          </table:table-cell>
          <table:table-cell table:style-name="ce2" office:value-type="string" calcext:value-type="string">
            <text:p>V1-2</text:p>
          </table:table-cell>
          <table:table-cell table:formula="of:=([.E2]+[.E3])/[.E12]" office:value-type="float" office:value="0.490344898874431" calcext:value-type="float">
            <text:p>0.490344898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6.27263621632422" calcext:value-type="float">
            <text:p>6.2726362163</text:p>
          </table:table-cell>
          <table:table-cell table:style-name="ce2" office:value-type="string" calcext:value-type="string">
            <text:p>V1-3</text:p>
          </table:table-cell>
          <table:table-cell table:formula="of:=([.E2]+[.E3]+[.E4])/[.E12]" office:value-type="float" office:value="0.604608809991004" calcext:value-type="float">
            <text:p>0.6046088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9154770407598" calcext:value-type="float">
            <text:p>4.9154770408</text:p>
          </table:table-cell>
          <table:table-cell table:style-name="ce2" office:value-type="string" calcext:value-type="string">
            <text:p>V1-4</text:p>
          </table:table-cell>
          <table:table-cell table:formula="of:=([.E2]+[.E3]+[.E4]+[.E5])/[.E12]" office:value-type="float" office:value="0.69415036992066" calcext:value-type="float">
            <text:p>0.694150369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55125451717794" calcext:value-type="float">
            <text:p>4.5512545172</text:p>
          </table:table-cell>
          <table:table-cell table:style-name="ce2" office:value-type="string" calcext:value-type="string">
            <text:p>V1-5</text:p>
          </table:table-cell>
          <table:table-cell table:formula="of:=([.E2]+[.E3]+[.E4]+[.E5]+[.E6])/[.E12]" office:value-type="float" office:value="0.777057161209836" calcext:value-type="float">
            <text:p>0.77705716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88932490506531" calcext:value-type="float">
            <text:p>3.8893249051</text:p>
          </table:table-cell>
          <table:table-cell office:value-type="string" calcext:value-type="string">
            <text:p>V1-6</text:p>
          </table:table-cell>
          <table:table-cell table:formula="of:=([.E2]+[.E3]+[.E4]+[.E5]+[.E6]+[.E7])/[.E12]" office:value-type="float" office:value="0.847906077029201" calcext:value-type="float">
            <text:p>0.847906077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36127985823281" calcext:value-type="float">
            <text:p>3.3612798582</text:p>
          </table:table-cell>
          <table:table-cell office:value-type="string" calcext:value-type="string">
            <text:p>V1-7</text:p>
          </table:table-cell>
          <table:table-cell table:formula="of:=SUM([.E2:.E8])/[.E12]" office:value-type="float" office:value="0.909135992126063" calcext:value-type="float">
            <text:p>0.909135992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63366568101298" calcext:value-type="float">
            <text:p>2.633665681</text:p>
          </table:table-cell>
          <table:table-cell table:style-name="ce2" office:value-type="string" calcext:value-type="string">
            <text:p>V1-8</text:p>
          </table:table-cell>
          <table:table-cell table:formula="of:=SUM([.E2:.E9])/[.E12]" office:value-type="float" office:value="0.957111505276798" calcext:value-type="float">
            <text:p>0.957111505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2.35440851477532" calcext:value-type="float">
            <text:p>2.3544085148</text:p>
          </table:table-cell>
          <table:table-cell table:style-name="ce2" office:value-type="string" calcext:value-type="string">
            <text:p>V ALL</text:p>
          </table:table-cell>
          <table:table-cell table:formula="of:=SUM([.E2:.E10])/[.E12]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M:</text:p>
          </table:table-cell>
          <table:table-cell table:formula="of:=SUM([.E2:.E10])" office:value-type="float" office:value="54.8960398347022" calcext:value-type="float">
            <text:p>54.8960398347</text:p>
          </table:table-cell>
          <table:table-cell table:number-columns-repeated="2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" style:display-name="PageStyle_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" style:display-name="PageStyle_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" style:display-name="PageStyle_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" style:display-name="PageStyle_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" style:display-name="PageStyle_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" style:display-name="PageStyle_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8" style:display-name="PageStyle_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9" style:display-name="PageStyle_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0" style:display-name="PageStyle_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1" style:display-name="PageStyle_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2" style:display-name="PageStyle_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3" style:display-name="PageStyle_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4" style:display-name="PageStyle_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5" style:display-name="PageStyle_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6" style:display-name="PageStyle_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7" style:display-name="PageStyle_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8" style:display-name="PageStyle_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19" style:display-name="PageStyle_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0" style:display-name="PageStyle_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1" style:display-name="PageStyle_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2" style:display-name="PageStyle_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3" style:display-name="PageStyle_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4" style:display-name="PageStyle_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5" style:display-name="PageStyle_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6" style:display-name="PageStyle_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7" style:display-name="PageStyle_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8" style:display-name="PageStyle_2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29" style:display-name="PageStyle_2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0" style:display-name="PageStyle_3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1" style:display-name="PageStyle_3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2" style:display-name="PageStyle_3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3" style:display-name="PageStyle_3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4" style:display-name="PageStyle_3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5" style:display-name="PageStyle_3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6" style:display-name="PageStyle_3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7" style:display-name="PageStyle_3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8" style:display-name="PageStyle_3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39" style:display-name="PageStyle_3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0" style:display-name="PageStyle_4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1" style:display-name="PageStyle_4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2" style:display-name="PageStyle_4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3" style:display-name="PageStyle_4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4" style:display-name="PageStyle_4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5" style:display-name="PageStyle_4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6" style:display-name="PageStyle_4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7" style:display-name="PageStyle_4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8" style:display-name="PageStyle_4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49" style:display-name="PageStyle_4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0" style:display-name="PageStyle_5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1" style:display-name="PageStyle_5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2" style:display-name="PageStyle_5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3" style:display-name="PageStyle_5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4" style:display-name="PageStyle_5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5" style:display-name="PageStyle_5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6" style:display-name="PageStyle_5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7" style:display-name="PageStyle_5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8" style:display-name="PageStyle_5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59" style:display-name="PageStyle_5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0" style:display-name="PageStyle_6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1" style:display-name="PageStyle_6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2" style:display-name="PageStyle_6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3" style:display-name="PageStyle_6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4" style:display-name="PageStyle_6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5" style:display-name="PageStyle_6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6" style:display-name="PageStyle_6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7" style:display-name="PageStyle_6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8" style:display-name="PageStyle_6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69" style:display-name="PageStyle_6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0" style:display-name="PageStyle_7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1" style:display-name="PageStyle_7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2" style:display-name="PageStyle_7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3" style:display-name="PageStyle_7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4" style:display-name="PageStyle_7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5" style:display-name="PageStyle_7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6" style:display-name="PageStyle_7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7" style:display-name="PageStyle_7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8" style:display-name="PageStyle_7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79" style:display-name="PageStyle_7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80" style:display-name="PageStyle_8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81" style:display-name="PageStyle_8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7:49:43.798184154</dc:date>
    <meta:editing-duration>PT14M13S</meta:editing-duration>
    <meta:editing-cycles>8</meta:editing-cycles>
    <meta:generator>LibreOffice/5.1.6.2$Linux_X86_64 LibreOffice_project/10m0$Build-2</meta:generator>
    <meta:document-statistic meta:table-count="81" meta:cell-count="3387" meta:object-count="0"/>
  </office:meta>
</office:document-meta>
</file>